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fo:font-size="8pt" style:font-size-asian="8pt" style:font-size-complex="8pt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font-size="7pt" style:font-size-asian="7pt" style:font-size-complex="7pt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2pt" style:font-size-asian="12pt" style:font-size-complex="12pt"/>
    </style:style>
    <style:style style:name="ce10" style:family="table-cell" style:parent-style-name="Comma" style:data-style-name="N3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15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7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Hyperlink_WebTable_32_Template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19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text-underline-style="none" style:text-underline-type="none"/>
    </style:style>
    <style:style style:name="ce20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6CC" style:text-underline-style="solid" style:text-underline-type="single"/>
    </style:style>
    <style:style style:name="ce21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2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23" style:family="table-cell" style:parent-style-name="Hyperlink" style:data-style-name="N0">
      <style:table-cell-properties style:vertical-align="automatic" fo:background-color="#FFFFFF"/>
      <style:text-properties fo:color="#0066CC" style:text-underline-style="solid" style:text-underline-type="single"/>
    </style:style>
    <style:style style:name="ce24" style:family="table-cell" style:parent-style-name="Default" style:data-style-name="N0">
      <style:table-cell-properties style:vertical-align="automatic" fo:background-color="#FFFFFF"/>
    </style:style>
    <style:style style:name="ce25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6" style:family="table-cell" style:parent-style-name="Default" style:data-style-name="N0">
      <style:table-cell-properties fo:background-color="#FFFFFF"/>
      <style:text-properties fo:color="#0000FF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29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30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32" style:family="table-cell" style:parent-style-name="Hyperlink" style:data-style-name="N0">
      <style:table-cell-properties style:vertical-align="automatic" fo:background-color="transparent"/>
      <style:text-properties fo:color="#0000FF" fo:font-size="8pt" style:font-size-asian="8pt" style:font-size-complex="8pt" style:text-underline-style="solid" style:text-underline-type="single"/>
    </style:style>
    <style:style style:name="ce33" style:family="table-cell" style:parent-style-name="Hyperlink" style:data-style-name="N0">
      <style:table-cell-properties fo:background-color="#FFFFFF"/>
      <style:text-properties fo:color="#0066CC" style:text-underline-style="solid" style:text-underline-type="single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35" style:family="table-cell" style:parent-style-name="Default" style:data-style-name="N36">
      <style:table-cell-properties fo:background-color="#FFFFFF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7" style:family="table-cell" style:parent-style-name="Hyperlink" style:data-style-name="N0">
      <style:table-cell-properties style:vertical-align="automatic" fo:background-color="transparent"/>
      <style:text-properties fo:color="#0066CC" style:text-underline-style="solid" style:text-underline-type="single"/>
    </style:style>
    <style:style style:name="ce38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  <style:text-properties fo:color="#000000" fo:font-size="12pt" style:font-size-asian="12pt" style:font-size-complex="12pt"/>
    </style:style>
    <style:style style:name="ce39" style:family="table-cell" style:parent-style-name="Default" style:data-style-name="N39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FFFF"/>
      <style:text-properties fo:color="#000000"/>
    </style:style>
    <style:style style:name="ce41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2" style:family="table-cell" style:parent-style-name="Hyperlink" style:data-style-name="N0">
      <style:table-cell-properties style:vertical-align="automatic"/>
      <style:text-properties fo:color="#0000FF" style:text-underline-style="solid" style:text-underline-type="single"/>
    </style:style>
    <style:style style:name="ce43" style:family="table-cell" style:parent-style-name="Hyperlink" style:data-style-name="N0">
      <style:table-cell-properties style:vertical-align="automatic" fo:background-color="#FFFFFF"/>
      <style:text-properties fo:color="#0066CC" style:text-underline-style="solid" style:text-underline-type="single"/>
    </style:style>
    <style:style style:name="ce44" style:family="table-cell" style:parent-style-name="Hyperlink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66CC" style:text-underline-style="solid" style:text-underline-type="single"/>
    </style:style>
    <style:style style:name="T1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66CC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874cm"/>
    </style:style>
    <style:style style:name="co2" style:family="table-column">
      <style:table-column-properties fo:break-before="auto" style:column-width="5.842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5.88433333333333cm" style:use-optimal-column-width="true"/>
    </style:style>
    <style:style style:name="co5" style:family="table-column">
      <style:table-column-properties fo:break-before="auto" style:column-width="3.32316666666667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5.0165cm" style:use-optimal-column-width="true"/>
    </style:style>
    <style:style style:name="co8" style:family="table-column">
      <style:table-column-properties fo:break-before="auto" style:column-width="4.74133333333333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3.2pt" style:use-optimal-row-height="true" fo:break-before="auto"/>
    </style:style>
    <style:style style:name="ro6" style:family="table-row">
      <style:table-row-properties style:row-height="31.2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8.7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7.25pt" style:use-optimal-row-height="false" fo:break-before="auto"/>
    </style:style>
    <style:style style:name="ro13" style:family="table-row">
      <style:table-row-properties style:row-height="11.4pt" style:use-optimal-row-height="true" fo:break-before="auto"/>
    </style:style>
    <style:style style:name="ro14" style:family="table-row">
      <style:table-row-properties style:row-height="9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0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number-columns-repeated="2" table:style-name="ce3"/>
          <table:table-cell table:number-columns-repeated="16379"/>
        </table:table-row>
        <table:table-row table:style-name="ro2">
          <table:table-cell office:value-type="string" table:style-name="ce43">
            <text:p><text:a xlink:href="https://www.gov.uk/government/statistics/reported-road-casualties-in-great-britain-annual-report-2020">https://www.gov.uk/government/statistics/reported-road-casualties-in-great-britain-annual-report-2020</text:a>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RAS60001</text:p>
          </table:table-cell>
          <table:table-cell table:number-columns-repeated="4" table:style-name="ce7"/>
          <table:table-cell table:number-columns-repeated="16379"/>
        </table:table-row>
        <table:table-row table:style-name="ro3">
          <table:table-cell office:value-type="string" table:style-name="ce7">
            <text:p>Average value of prevention<text:span text:style-name="T3">1</text:span><text:span text:style-name="T2"><text:s/>per reported casualty and per reported road accident</text:span><text:span text:style-name="T3">2</text:span><text:span text:style-name="T2">:</text:span>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office:value-type="string" table:style-name="ce7">
            <text:p>GB 2020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7"/>
          <table:table-cell table:number-columns-repeated="4" table:style-name="ce8"/>
          <table:table-cell table:number-columns-repeated="16379"/>
        </table:table-row>
        <table:table-row table:style-name="ro1">
          <table:table-cell table:number-columns-repeated="2" table:style-name="ce9"/>
          <table:table-cell office:value-type="string" table:style-name="ce10">
            <text:p>2020 price base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1">
            <text:p>Accident/casualty type</text:p>
          </table:table-cell>
          <table:table-cell office:value-type="string" table:style-name="ce12">
            <text:p>Cost per casualty</text:p>
          </table:table-cell>
          <table:table-cell office:value-type="string" table:style-name="ce12">
            <text:p>Cost per accident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Fatal</text:p>
          </table:table-cell>
          <table:table-cell office:value-type="float" office:value="1930328.8223013021" table:style-name="ce38">
            <text:p>1,930,329</text:p>
          </table:table-cell>
          <table:table-cell office:value-type="float" office:value="2120668.7192787416" table:style-name="ce38">
            <text:p>2,120,669</text:p>
          </table:table-cell>
          <table:table-cell table:style-name="ce4"/>
          <table:table-cell table:style-name="ce35"/>
          <table:table-cell table:number-columns-repeated="16379"/>
        </table:table-row>
        <table:table-row table:style-name="ro4">
          <table:table-cell office:value-type="string" table:style-name="ce2">
            <text:p>Serious</text:p>
          </table:table-cell>
          <table:table-cell office:value-type="float" office:value="216914.90390495025" table:style-name="ce38">
            <text:p>216,915</text:p>
          </table:table-cell>
          <table:table-cell office:value-type="float" office:value="246108.91044388714" table:style-name="ce38">
            <text:p>246,109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Slight</text:p>
          </table:table-cell>
          <table:table-cell office:value-type="float" office:value="16721.943018244634" table:style-name="ce38">
            <text:p>16,722</text:p>
          </table:table-cell>
          <table:table-cell office:value-type="float" office:value="24960.296146509289" table:style-name="ce38">
            <text:p>24,960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4">
            <text:p>Average for all severities</text:p>
          </table:table-cell>
          <table:table-cell office:value-type="float" office:value="75710.600129071565" table:style-name="ce38">
            <text:p>75,711</text:p>
          </table:table-cell>
          <table:table-cell office:value-type="float" office:value="101414.51146179103" table:style-name="ce38">
            <text:p>101,415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9">
            <text:p>Damage only</text:p>
          </table:table-cell>
          <table:table-cell office:value-type="string" table:style-name="ce39">
            <text:p>-</text:p>
          </table:table-cell>
          <table:table-cell office:value-type="float" office:value="2303.4451634017687" table:style-name="ce39">
            <text:p>2,303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6">
            <text:p>1 The costs were based on 2020 prices and values</text:p>
          </table:table-cell>
          <table:table-cell table:style-name="ce2"/>
          <table:table-cell table:style-name="ce34"/>
          <table:table-cell table:number-columns-repeated="16381" table:style-name="ce4"/>
        </table:table-row>
        <table:table-row table:style-name="ro5">
          <table:table-cell office:value-type="string" table:style-name="ce16">
            <text:p>2 The number of reported road accidents were based on 2020 data</text:p>
          </table:table-cell>
          <table:table-cell table:style-name="ce4"/>
          <table:table-cell table:style-name="ce36"/>
          <table:table-cell table:number-columns-repeated="16381" table:style-name="ce4"/>
        </table:table-row>
        <table:table-row table:style-name="ro5">
          <table:table-cell table:style-name="ce4"/>
          <table:table-cell table:style-name="ce18"/>
          <table:table-cell office:value-type="string" table:style-name="ce34">
            <text:p>Last updated: 30 September 2021</text:p>
          </table:table-cell>
          <table:table-cell table:style-name="ce18"/>
          <table:table-cell table:number-columns-repeated="16380" table:style-name="ce4"/>
        </table:table-row>
        <table:table-row table:style-name="ro5">
          <table:table-cell office:value-type="string" table:style-name="ce40">
            <text:p>Telephone: 020 7944 6595</text:p>
          </table:table-cell>
          <table:table-cell table:style-name="ce18"/>
          <table:table-cell office:value-type="string" table:style-name="ce34">
            <text:p>Next update: September 2022</text:p>
          </table:table-cell>
          <table:table-cell table:style-name="ce18"/>
          <table:table-cell table:number-columns-repeated="16380" table:style-name="ce4"/>
        </table:table-row>
        <table:table-row table:style-name="ro5">
          <table:table-cell office:value-type="string" table:style-name="ce41">
            <text:p><text:a xlink:href="mailto:Roadacc.stats@dft.gov.uk">Email: roadacc.stats@dft.gov.uk</text:a>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office:string-value="Notes &amp; Definitions" table:formula="of:=HYPERLINK(&quot;https://www.gov.uk/government/publications/road-accidents-and-safety-statistics-guidance&quot;;&quot;Notes &amp; Definitions&quot;)" table:style-name="ce42">
            <text:p>Notes &amp; Definitions</text:p>
          </table:table-cell>
          <table:table-cell table:number-columns-repeated="4" table:style-name="ce6"/>
          <table:table-cell table:number-columns-repeated="16379"/>
        </table:table-row>
        <table:table-row table:style-name="ro6">
          <table:table-cell office:value-type="string" table:number-columns-spanned="3" table:number-rows-spanned="1" table:style-name="ce44">
            <text:p><text:a xlink:href="https://www.gov.uk/government/publications/webtag-tag-data-book-may-2018"><text:span text:style-name="T5">For further information on Transport Analysis Guidance -</text:span><text:span text:style-name="T4"><text:s/>WebTAG, see: https://www.gov.uk/government/publications/tag-data-book</text:span></text:a></text:p>
          </table:table-cell>
          <table:covered-table-cell table:number-columns-repeated="2"/>
          <table:table-cell table:number-columns-repeated="2" table:style-name="ce6"/>
          <table:table-cell table:number-columns-repeated="16379"/>
        </table:table-row>
        <table:table-row table:style-name="ro5">
          <table:table-cell office:value-type="string" table:style-name="ce19">
            <text:p>For more information on the accident and casualty analysis, see the chapter in the 2012 Annual Report: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20">
            <text:p><text:a xlink:href="https://www.gov.uk/government/uploads/system/uploads/attachment_data/file/244913/rrcgb2012-02.pdf">https://www.gov.uk/government/uploads/system/uploads/attachment_data/file/244913/rrcgb2012-02.pdf</text:a></text:p>
          </table:table-cell>
          <table:table-cell table:number-columns-repeated="4" table:style-name="ce6"/>
          <table:table-cell table:number-columns-repeated="16379"/>
        </table:table-row>
        <table:table-row table:number-rows-repeated="2" table:style-name="ro5">
          <table:table-cell table:style-name="ce4"/>
          <table:table-cell table:style-name="ce21"/>
          <table:table-cell table:style-name="ce4"/>
          <table:table-cell table:number-columns-repeated="2" table:style-name="ce21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style-name="ce21"/>
          <table:table-cell table:number-columns-repeated="4" table:style-name="ce19"/>
          <table:table-cell table:number-columns-repeated="16379"/>
        </table:table-row>
        <table:table-row table:style-name="ro5">
          <table:table-cell table:style-name="ce4"/>
          <table:table-cell table:number-columns-repeated="4" table:style-name="ce6"/>
          <table:table-cell table:number-columns-repeated="16379"/>
        </table:table-row>
        <table:table-row table:number-rows-repeated="1048549" table:style-name="ro5">
          <table:table-cell table:number-columns-repeated="16384"/>
        </table:table-row>
        <table:named-expressions>
          <table:named-range table:name="Print_Area" table:cell-range-address="2020.$A$3:2020.$C$23" table:base-cell-address="2020.$A$1"/>
        </table:named-expressions>
      </table:table>
      <table:table table:name="2019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number-columns-repeated="2" table:style-name="ce3"/>
          <table:table-cell table:number-columns-repeated="16379"/>
        </table:table-row>
        <table:table-row table:style-name="ro2">
          <table:table-cell office:value-type="string" table:style-name="ce43">
            <text:p><text:a xlink:href="https://www.gov.uk/government/statistics/reported-road-casualties-in-great-britain-annual-report-2019">https://www.gov.uk/government/statistics/reported-road-casualties-in-great-britain-annual-report-2019</text:a>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RAS60001</text:p>
          </table:table-cell>
          <table:table-cell table:number-columns-repeated="4" table:style-name="ce7"/>
          <table:table-cell table:number-columns-repeated="16379"/>
        </table:table-row>
        <table:table-row table:style-name="ro3">
          <table:table-cell office:value-type="string" table:style-name="ce7">
            <text:p>Average value of prevention<text:span text:style-name="T3">1</text:span><text:span text:style-name="T2"><text:s/>per reported casualty and per reported road accident</text:span><text:span text:style-name="T3">2</text:span><text:span text:style-name="T2">:</text:span>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office:value-type="string" table:style-name="ce7">
            <text:p>GB 2019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7"/>
          <table:table-cell table:number-columns-repeated="4" table:style-name="ce8"/>
          <table:table-cell table:number-columns-repeated="16379"/>
        </table:table-row>
        <table:table-row table:style-name="ro1">
          <table:table-cell table:number-columns-repeated="2" table:style-name="ce9"/>
          <table:table-cell office:value-type="string" table:style-name="ce10">
            <text:p>£ (2019 prices)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1">
            <text:p>Accident/casualty type</text:p>
          </table:table-cell>
          <table:table-cell office:value-type="string" table:style-name="ce12">
            <text:p>Cost per casualty</text:p>
          </table:table-cell>
          <table:table-cell office:value-type="string" table:style-name="ce12">
            <text:p>Cost per accident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Fatal</text:p>
          </table:table-cell>
          <table:table-cell office:value-type="float" office:value="2029237.0185525494" table:style-name="ce38">
            <text:p>2,029,237</text:p>
          </table:table-cell>
          <table:table-cell office:value-type="float" office:value="2260633.1894667754" table:style-name="ce38">
            <text:p>2,260,633</text:p>
          </table:table-cell>
          <table:table-cell table:style-name="ce4"/>
          <table:table-cell table:style-name="ce35"/>
          <table:table-cell table:number-columns-repeated="16379"/>
        </table:table-row>
        <table:table-row table:style-name="ro4">
          <table:table-cell office:value-type="string" table:style-name="ce2">
            <text:p>Serious</text:p>
          </table:table-cell>
          <table:table-cell office:value-type="float" office:value="228029.41540028888" table:style-name="ce38">
            <text:p>228,029</text:p>
          </table:table-cell>
          <table:table-cell office:value-type="float" office:value="261498.18513819794" table:style-name="ce38">
            <text:p>261,498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Slight</text:p>
          </table:table-cell>
          <table:table-cell office:value-type="float" office:value="17578.759329871227" table:style-name="ce38">
            <text:p>17,579</text:p>
          </table:table-cell>
          <table:table-cell office:value-type="float" office:value="26840.30204444933" table:style-name="ce38">
            <text:p>26,840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4">
            <text:p>Average for all severities</text:p>
          </table:table-cell>
          <table:table-cell office:value-type="float" office:value="76266.92756850904" table:style-name="ce38">
            <text:p>76,267</text:p>
          </table:table-cell>
          <table:table-cell office:value-type="float" office:value="105156.35717835191" table:style-name="ce38">
            <text:p>105,156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9">
            <text:p>Damage only</text:p>
          </table:table-cell>
          <table:table-cell office:value-type="string" table:style-name="ce39">
            <text:p>-</text:p>
          </table:table-cell>
          <table:table-cell office:value-type="float" office:value="2425.0231356195732" table:style-name="ce39">
            <text:p>2,425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6">
            <text:p>1 The costs were based on 2019 prices and values</text:p>
          </table:table-cell>
          <table:table-cell table:style-name="ce2"/>
          <table:table-cell office:value-type="string" table:style-name="ce34">
            <text:p>Source: STATS19, Transport Analysis Guidance - WebTAG</text:p>
          </table:table-cell>
          <table:table-cell table:number-columns-repeated="16381" table:style-name="ce4"/>
        </table:table-row>
        <table:table-row table:style-name="ro5">
          <table:table-cell office:value-type="string" table:style-name="ce16">
            <text:p>2 The number of reported road accidents were based on 2019 data</text:p>
          </table:table-cell>
          <table:table-cell table:style-name="ce4"/>
          <table:table-cell office:value-type="string" table:style-name="ce36">
            <text:p>The figures in this table are National Statistics</text:p>
          </table:table-cell>
          <table:table-cell table:number-columns-repeated="16381" table:style-name="ce4"/>
        </table:table-row>
        <table:table-row table:style-name="ro5">
          <table:table-cell table:style-name="ce4"/>
          <table:table-cell table:style-name="ce18"/>
          <table:table-cell office:value-type="string" table:style-name="ce34">
            <text:p>Last updated: 30 September 2020</text:p>
          </table:table-cell>
          <table:table-cell table:style-name="ce18"/>
          <table:table-cell table:number-columns-repeated="16380" table:style-name="ce4"/>
        </table:table-row>
        <table:table-row table:style-name="ro5">
          <table:table-cell office:value-type="string" table:style-name="ce40">
            <text:p>Telephone: 020 7944 6595</text:p>
          </table:table-cell>
          <table:table-cell table:style-name="ce18"/>
          <table:table-cell office:value-type="string" table:style-name="ce34">
            <text:p>Next update: September 2021</text:p>
          </table:table-cell>
          <table:table-cell table:style-name="ce18"/>
          <table:table-cell table:number-columns-repeated="16380" table:style-name="ce4"/>
        </table:table-row>
        <table:table-row table:style-name="ro5">
          <table:table-cell office:value-type="string" table:style-name="ce41">
            <text:p><text:a xlink:href="mailto:Roadacc.stats@dft.gov.uk">Email: roadacc.stats@dft.gov.uk</text:a>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office:string-value="Notes &amp; Definitions" table:formula="of:=HYPERLINK(&quot;https://www.gov.uk/government/publications/road-accidents-and-safety-statistics-guidance&quot;;&quot;Notes &amp; Definitions&quot;)" table:style-name="ce42">
            <text:p>Notes &amp; Definitions</text:p>
          </table:table-cell>
          <table:table-cell table:number-columns-repeated="4" table:style-name="ce6"/>
          <table:table-cell table:number-columns-repeated="16379"/>
        </table:table-row>
        <table:table-row table:style-name="ro6">
          <table:table-cell office:value-type="string" table:number-columns-spanned="3" table:number-rows-spanned="1" table:style-name="ce44">
            <text:p><text:a xlink:href="https://www.gov.uk/government/publications/webtag-tag-data-book-may-2018"><text:span text:style-name="T5">For further information on Transport Analysis Guidance -</text:span><text:span text:style-name="T4"><text:s/>WebTAG, see: https://www.gov.uk/government/publications/tag-data-book</text:span></text:a></text:p>
          </table:table-cell>
          <table:covered-table-cell table:number-columns-repeated="2"/>
          <table:table-cell table:number-columns-repeated="2" table:style-name="ce6"/>
          <table:table-cell table:number-columns-repeated="16379"/>
        </table:table-row>
        <table:table-row table:style-name="ro5">
          <table:table-cell office:value-type="string" table:style-name="ce19">
            <text:p>For more information on the accident and casualty analysis, see the chapter in the 2012 Annual Report: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20">
            <text:p><text:a xlink:href="https://www.gov.uk/government/uploads/system/uploads/attachment_data/file/244913/rrcgb2012-02.pdf">https://www.gov.uk/government/uploads/system/uploads/attachment_data/file/244913/rrcgb2012-02.pdf</text:a></text:p>
          </table:table-cell>
          <table:table-cell table:number-columns-repeated="4" table:style-name="ce6"/>
          <table:table-cell table:number-columns-repeated="16379"/>
        </table:table-row>
        <table:table-row table:number-rows-repeated="2" table:style-name="ro5">
          <table:table-cell table:style-name="ce4"/>
          <table:table-cell table:style-name="ce21"/>
          <table:table-cell table:style-name="ce4"/>
          <table:table-cell table:number-columns-repeated="2" table:style-name="ce21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style-name="ce21"/>
          <table:table-cell table:number-columns-repeated="4" table:style-name="ce19"/>
          <table:table-cell table:number-columns-repeated="16379"/>
        </table:table-row>
        <table:table-row table:style-name="ro5">
          <table:table-cell table:style-name="ce4"/>
          <table:table-cell table:number-columns-repeated="4" table:style-name="ce6"/>
          <table:table-cell table:number-columns-repeated="16379"/>
        </table:table-row>
        <table:table-row table:number-rows-repeated="1048549" table:style-name="ro5">
          <table:table-cell table:number-columns-repeated="16384"/>
        </table:table-row>
        <table:named-expressions>
          <table:named-range table:name="Print_Area" table:cell-range-address="2019.$A$3:2019.$C$23" table:base-cell-address="2019.$A$1"/>
        </table:named-expressions>
      </table:table>
      <table:table table:name="2018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number-columns-repeated="2" table:style-name="ce3"/>
          <table:table-cell table:number-columns-repeated="16379"/>
        </table:table-row>
        <table:table-row table:style-name="ro2">
          <table:table-cell office:value-type="string" office:string-value="https://www.gov.uk/government/publications/reported-road-casualties-great-britain-annual-report-2018" table:formula="of:=HYPERLINK(&quot;https://www.gov.uk/government/publications/reported-road-casualties-great-britain-annual-report-2018&quot;)" table:style-name="ce37">
            <text:p><text:a xlink:href="https://www.gov.uk/government/publications/reported-road-casualties-great-britain-annual-report-2015">https://www.gov.uk/government/publications/reported-road-casualties-great-britain-annual-report-2018</text:a>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RAS60001</text:p>
          </table:table-cell>
          <table:table-cell table:number-columns-repeated="4" table:style-name="ce7"/>
          <table:table-cell table:number-columns-repeated="16379"/>
        </table:table-row>
        <table:table-row table:style-name="ro3">
          <table:table-cell office:value-type="string" table:style-name="ce7">
            <text:p>Average value of prevention<text:span text:style-name="T3">1</text:span><text:span text:style-name="T2"><text:s/>per reported casualty and per reported road accident</text:span><text:span text:style-name="T3">2</text:span><text:span text:style-name="T2">:</text:span>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office:value-type="string" table:style-name="ce7">
            <text:p>GB 2018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7"/>
          <table:table-cell table:number-columns-repeated="4" table:style-name="ce8"/>
          <table:table-cell table:number-columns-repeated="16379"/>
        </table:table-row>
        <table:table-row table:style-name="ro1">
          <table:table-cell table:number-columns-repeated="2" table:style-name="ce9"/>
          <table:table-cell office:value-type="string" table:style-name="ce10">
            <text:p>£ (2018 prices)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1">
            <text:p>Accident/casualty type</text:p>
          </table:table-cell>
          <table:table-cell office:value-type="string" table:style-name="ce12">
            <text:p>Cost per casualty</text:p>
          </table:table-cell>
          <table:table-cell office:value-type="string" table:style-name="ce12">
            <text:p>Cost per accident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Fatal</text:p>
          </table:table-cell>
          <table:table-cell office:value-type="float" office:value="1958302.5512238364" table:style-name="ce38">
            <text:p>1,958,303</text:p>
          </table:table-cell>
          <table:table-cell office:value-type="float" office:value="2196533.8761042939" table:style-name="ce38">
            <text:p>2,196,534</text:p>
          </table:table-cell>
          <table:table-cell table:style-name="ce4"/>
          <table:table-cell table:style-name="ce35"/>
          <table:table-cell table:number-columns-repeated="16379"/>
        </table:table-row>
        <table:table-row table:style-name="ro4">
          <table:table-cell office:value-type="string" table:style-name="ce2">
            <text:p>Serious</text:p>
          </table:table-cell>
          <table:table-cell office:value-type="float" office:value="220058.36767702436" table:style-name="ce38">
            <text:p>220,058</text:p>
          </table:table-cell>
          <table:table-cell office:value-type="float" office:value="251458.44369201222" table:style-name="ce38">
            <text:p>251,458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Slight</text:p>
          </table:table-cell>
          <table:table-cell office:value-type="float" office:value="16964.272250262613" table:style-name="ce38">
            <text:p>16,964</text:p>
          </table:table-cell>
          <table:table-cell office:value-type="float" office:value="26086.902781106364" table:style-name="ce38">
            <text:p>26,087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4">
            <text:p>Average for all severities</text:p>
          </table:table-cell>
          <table:table-cell office:value-type="float" office:value="70791.435635138885" table:style-name="ce38">
            <text:p>70,791</text:p>
          </table:table-cell>
          <table:table-cell office:value-type="float" office:value="98232.282465732933" table:style-name="ce38">
            <text:p>98,232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9">
            <text:p>Damage only</text:p>
          </table:table-cell>
          <table:table-cell office:value-type="string" table:style-name="ce39">
            <text:p>-</text:p>
          </table:table-cell>
          <table:table-cell office:value-type="float" office:value="2343.7268089721251" table:style-name="ce39">
            <text:p>2,344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6">
            <text:p>1 The costs were based on 2018 prices and values</text:p>
          </table:table-cell>
          <table:table-cell table:style-name="ce2"/>
          <table:table-cell office:value-type="string" table:style-name="ce34">
            <text:p>Source: STATS19, Transport Analysis Guidance - WebTAG</text:p>
          </table:table-cell>
          <table:table-cell table:number-columns-repeated="16381" table:style-name="ce4"/>
        </table:table-row>
        <table:table-row table:style-name="ro5">
          <table:table-cell office:value-type="string" table:style-name="ce16">
            <text:p>2 The number of reported road accidents were based on 2018 data</text:p>
          </table:table-cell>
          <table:table-cell table:style-name="ce4"/>
          <table:table-cell office:value-type="string" table:style-name="ce36">
            <text:p>The figures in this table are National Statistics</text:p>
          </table:table-cell>
          <table:table-cell table:number-columns-repeated="16381" table:style-name="ce4"/>
        </table:table-row>
        <table:table-row table:style-name="ro5">
          <table:table-cell table:style-name="ce4"/>
          <table:table-cell table:style-name="ce18"/>
          <table:table-cell office:value-type="string" table:style-name="ce34">
            <text:p>Last updated: 26 September 2019</text:p>
          </table:table-cell>
          <table:table-cell table:style-name="ce18"/>
          <table:table-cell table:number-columns-repeated="16380" table:style-name="ce4"/>
        </table:table-row>
        <table:table-row table:style-name="ro5">
          <table:table-cell office:value-type="string" table:style-name="ce40">
            <text:p>Telephone: 020 7944 6595</text:p>
          </table:table-cell>
          <table:table-cell table:style-name="ce18"/>
          <table:table-cell office:value-type="string" table:style-name="ce34">
            <text:p>Next update: September 2020</text:p>
          </table:table-cell>
          <table:table-cell table:style-name="ce18"/>
          <table:table-cell table:number-columns-repeated="16380" table:style-name="ce4"/>
        </table:table-row>
        <table:table-row table:style-name="ro5">
          <table:table-cell office:value-type="string" table:style-name="ce41">
            <text:p><text:a xlink:href="mailto:Roadacc.stats@dft.gov.uk">Email: roadacc.stats@dft.gov.uk</text:a>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office:string-value="Notes &amp; Definitions" table:formula="of:=HYPERLINK(&quot;https://www.gov.uk/government/publications/road-accidents-and-safety-statistics-guidance&quot;;&quot;Notes &amp; Definitions&quot;)" table:style-name="ce42">
            <text:p>Notes &amp; Definitions</text:p>
          </table:table-cell>
          <table:table-cell table:number-columns-repeated="4" table:style-name="ce6"/>
          <table:table-cell table:number-columns-repeated="16379"/>
        </table:table-row>
        <table:table-row table:style-name="ro6">
          <table:table-cell office:value-type="string" table:number-columns-spanned="3" table:number-rows-spanned="1" table:style-name="ce44">
            <text:p><text:a xlink:href="https://www.gov.uk/government/publications/webtag-tag-data-book-may-2018"><text:span text:style-name="T5">For further information on Transport Analysis Guidance -</text:span><text:span text:style-name="T4"><text:s/>WebTAG, see: https://www.gov.uk/government/publications/tag-data-book</text:span></text:a></text:p>
          </table:table-cell>
          <table:covered-table-cell table:number-columns-repeated="2"/>
          <table:table-cell table:number-columns-repeated="2" table:style-name="ce6"/>
          <table:table-cell table:number-columns-repeated="16379"/>
        </table:table-row>
        <table:table-row table:style-name="ro5">
          <table:table-cell office:value-type="string" table:style-name="ce19">
            <text:p>For more information on the accident and casualty analysis, see the chapter in the 2012 Annual Report: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20">
            <text:p><text:a xlink:href="https://www.gov.uk/government/uploads/system/uploads/attachment_data/file/244913/rrcgb2012-02.pdf">https://www.gov.uk/government/uploads/system/uploads/attachment_data/file/244913/rrcgb2012-02.pdf</text:a></text:p>
          </table:table-cell>
          <table:table-cell table:number-columns-repeated="4" table:style-name="ce6"/>
          <table:table-cell table:number-columns-repeated="16379"/>
        </table:table-row>
        <table:table-row table:number-rows-repeated="2" table:style-name="ro5">
          <table:table-cell table:style-name="ce4"/>
          <table:table-cell table:style-name="ce21"/>
          <table:table-cell table:style-name="ce4"/>
          <table:table-cell table:number-columns-repeated="2" table:style-name="ce21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style-name="ce21"/>
          <table:table-cell table:number-columns-repeated="4" table:style-name="ce19"/>
          <table:table-cell table:number-columns-repeated="16379"/>
        </table:table-row>
        <table:table-row table:style-name="ro5">
          <table:table-cell table:style-name="ce4"/>
          <table:table-cell table:number-columns-repeated="4" table:style-name="ce6"/>
          <table:table-cell table:number-columns-repeated="16379"/>
        </table:table-row>
        <table:table-row table:number-rows-repeated="1048549" table:style-name="ro5">
          <table:table-cell table:number-columns-repeated="16384"/>
        </table:table-row>
        <table:named-expressions>
          <table:named-range table:name="Print_Area" table:cell-range-address="2018.$A$3:2018.$C$23" table:base-cell-address="2018.$A$1"/>
        </table:named-expressions>
      </table:table>
      <table:table table:name="2017" table:style-name="ta2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number-columns-repeated="2" table:style-name="ce3"/>
          <table:table-cell table:number-columns-repeated="16379"/>
        </table:table-row>
        <table:table-row table:style-name="ro2">
          <table:table-cell office:value-type="string" office:string-value="https://www.gov.uk/government/publications/reported-road-casualties-great-britain-annual-report-2017" table:formula="of:=HYPERLINK(&quot;https://www.gov.uk/government/publications/reported-road-casualties-great-britain-annual-report-2017&quot;)" table:style-name="ce32">
            <text:p><text:a xlink:href="https://www.gov.uk/government/publications/reported-road-casualties-great-britain-annual-report-2015">https://www.gov.uk/government/publications/reported-road-casualties-great-britain-annual-report-2017</text:a>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RAS60001</text:p>
          </table:table-cell>
          <table:table-cell table:number-columns-repeated="4" table:style-name="ce7"/>
          <table:table-cell table:number-columns-repeated="16379"/>
        </table:table-row>
        <table:table-row table:style-name="ro3">
          <table:table-cell office:value-type="string" table:style-name="ce7">
            <text:p>Average value of prevention<text:span text:style-name="T3">1</text:span><text:span text:style-name="T2"><text:s/>per reported casualty and per reported road accident</text:span><text:span text:style-name="T3">2</text:span><text:span text:style-name="T2">:</text:span>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office:value-type="string" table:style-name="ce7">
            <text:p>GB 2017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7"/>
          <table:table-cell table:number-columns-repeated="4" table:style-name="ce8"/>
          <table:table-cell table:number-columns-repeated="16379"/>
        </table:table-row>
        <table:table-row table:style-name="ro1">
          <table:table-cell table:number-columns-repeated="2" table:style-name="ce9"/>
          <table:table-cell office:value-type="string" table:style-name="ce10">
            <text:p>£ (2017 prices)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1">
            <text:p>Accident/casualty type</text:p>
          </table:table-cell>
          <table:table-cell office:value-type="string" table:style-name="ce12">
            <text:p>Cost per casualty</text:p>
          </table:table-cell>
          <table:table-cell office:value-type="string" table:style-name="ce12">
            <text:p>Cost per accident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Fatal</text:p>
          </table:table-cell>
          <table:table-cell office:value-type="float" office:value="1897128.5552863027" table:style-name="ce30">
            <text:p>1,897,129</text:p>
          </table:table-cell>
          <table:table-cell office:value-type="float" office:value="2130921.7841292513" table:style-name="ce30">
            <text:p>2,130,922</text:p>
          </table:table-cell>
          <table:table-cell table:style-name="ce4"/>
          <table:table-cell table:style-name="ce35"/>
          <table:table-cell table:number-columns-repeated="16379"/>
        </table:table-row>
        <table:table-row table:style-name="ro4">
          <table:table-cell office:value-type="string" table:style-name="ce2">
            <text:p>Serious</text:p>
          </table:table-cell>
          <table:table-cell office:value-type="float" office:value="213184.12361198873" table:style-name="ce30">
            <text:p>213,184</text:p>
          </table:table-cell>
          <table:table-cell office:value-type="float" office:value="243634.59639222897" table:style-name="ce30">
            <text:p>243,635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Slight</text:p>
          </table:table-cell>
          <table:table-cell office:value-type="float" office:value="16434.337628530015" table:style-name="ce30">
            <text:p>16,434</text:p>
          </table:table-cell>
          <table:table-cell office:value-type="float" office:value="25450.806209284608" table:style-name="ce30">
            <text:p>25,451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4">
            <text:p>Average for all severities</text:p>
          </table:table-cell>
          <table:table-cell office:value-type="float" office:value="64726.248221452821" table:style-name="ce30">
            <text:p>64,726</text:p>
          </table:table-cell>
          <table:table-cell office:value-type="float" office:value="90424.324546397969" table:style-name="ce30">
            <text:p>90,424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9">
            <text:p>Damage only</text:p>
          </table:table-cell>
          <table:table-cell office:value-type="string" table:style-name="ce31">
            <text:p>-</text:p>
          </table:table-cell>
          <table:table-cell office:value-type="float" office:value="2271.68572139241" table:style-name="ce31">
            <text:p>2,272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6">
            <text:p>1 The costs were based on 2017 prices and values</text:p>
          </table:table-cell>
          <table:table-cell table:style-name="ce2"/>
          <table:table-cell office:value-type="string" table:style-name="ce34">
            <text:p>Source: STATS19, Transport Analysis Guidance - WebTAG</text:p>
          </table:table-cell>
          <table:table-cell table:number-columns-repeated="16381" table:style-name="ce4"/>
        </table:table-row>
        <table:table-row table:style-name="ro5">
          <table:table-cell office:value-type="string" table:style-name="ce16">
            <text:p>2 The number of reported road accidents were based on 2017 data</text:p>
          </table:table-cell>
          <table:table-cell table:style-name="ce4"/>
          <table:table-cell office:value-type="string" table:style-name="ce36">
            <text:p>The figures in this table are National Statistics</text:p>
          </table:table-cell>
          <table:table-cell table:number-columns-repeated="16381" table:style-name="ce4"/>
        </table:table-row>
        <table:table-row table:style-name="ro5">
          <table:table-cell table:style-name="ce4"/>
          <table:table-cell table:style-name="ce18"/>
          <table:table-cell office:value-type="string" table:style-name="ce34">
            <text:p>Last updated: 27 September 2018</text:p>
          </table:table-cell>
          <table:table-cell table:style-name="ce18"/>
          <table:table-cell table:number-columns-repeated="16380" table:style-name="ce4"/>
        </table:table-row>
        <table:table-row table:style-name="ro5">
          <table:table-cell office:value-type="string" table:style-name="ce4">
            <text:p>Telephone: 020 7944 6595</text:p>
          </table:table-cell>
          <table:table-cell table:style-name="ce18"/>
          <table:table-cell office:value-type="string" table:style-name="ce34">
            <text:p>Next update: September 2019</text:p>
          </table:table-cell>
          <table:table-cell table:style-name="ce18"/>
          <table:table-cell table:number-columns-repeated="16380" table:style-name="ce4"/>
        </table:table-row>
        <table:table-row table:style-name="ro5">
          <table:table-cell office:value-type="string" table:style-name="ce33">
            <text:p><text:a xlink:href="mailto:roadacc.stats@dft.gov.uk">Email: roadacc.stats@dft.gov.uk</text:a>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19">
            <text:p><text:a xlink:href="http://www.dft.gov.uk/statistics/series/road-accidents-and-safety/">Notes and definitions on STATS19 see:<text:s/><text:span text:style-name="T1">https://www.gov.uk/transport-statistics-notes-and-guidance-road-accident-and-safety</text:span></text:a></text:p>
          </table:table-cell>
          <table:table-cell table:number-columns-repeated="4" table:style-name="ce6"/>
          <table:table-cell table:number-columns-repeated="16379"/>
        </table:table-row>
        <table:table-row table:style-name="ro6">
          <table:table-cell office:value-type="string" table:number-columns-spanned="3" table:number-rows-spanned="1" table:style-name="ce44">
            <text:p><text:a xlink:href="https://www.gov.uk/government/publications/webtag-tag-data-book-may-2018"><text:span text:style-name="T5">For further information on Transport Analysis Guidance -</text:span><text:span text:style-name="T4"><text:s/>WebTAG, see: https://www.gov.uk/government/publications/webtag-tag-data-book-may-2018</text:span></text:a></text:p>
          </table:table-cell>
          <table:covered-table-cell table:number-columns-repeated="2"/>
          <table:table-cell table:number-columns-repeated="2" table:style-name="ce6"/>
          <table:table-cell table:number-columns-repeated="16379"/>
        </table:table-row>
        <table:table-row table:style-name="ro5">
          <table:table-cell office:value-type="string" table:style-name="ce19">
            <text:p>For more information on the accident and casualty analysis, see the chapter in the 2012 Annual Report: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20">
            <text:p><text:a xlink:href="https://www.gov.uk/government/uploads/system/uploads/attachment_data/file/244913/rrcgb2012-02.pdf">https://www.gov.uk/government/uploads/system/uploads/attachment_data/file/244913/rrcgb2012-02.pdf</text:a></text:p>
          </table:table-cell>
          <table:table-cell table:number-columns-repeated="4" table:style-name="ce6"/>
          <table:table-cell table:number-columns-repeated="16379"/>
        </table:table-row>
        <table:table-row table:number-rows-repeated="2" table:style-name="ro5">
          <table:table-cell table:style-name="ce4"/>
          <table:table-cell table:style-name="ce21"/>
          <table:table-cell table:style-name="ce4"/>
          <table:table-cell table:number-columns-repeated="2" table:style-name="ce21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style-name="ce21"/>
          <table:table-cell table:number-columns-repeated="4" table:style-name="ce19"/>
          <table:table-cell table:number-columns-repeated="16379"/>
        </table:table-row>
        <table:table-row table:style-name="ro5">
          <table:table-cell table:style-name="ce4"/>
          <table:table-cell table:number-columns-repeated="4" table:style-name="ce6"/>
          <table:table-cell table:number-columns-repeated="16379"/>
        </table:table-row>
        <table:table-row table:number-rows-repeated="1048549" table:style-name="ro5">
          <table:table-cell table:number-columns-repeated="16384"/>
        </table:table-row>
      </table:table>
      <table:table table:name="2016" table:style-name="ta2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number-columns-repeated="2" table:style-name="ce3"/>
          <table:table-cell table:number-columns-repeated="16379"/>
        </table:table-row>
        <table:table-row table:style-name="ro2">
          <table:table-cell office:value-type="string" office:string-value="https://www.gov.uk/government/statistics/reported-road-casualties-great-britain-annual-report-2016" table:formula="of:=HYPERLINK(&quot;https://www.gov.uk/government/statistics/reported-road-casualties-great-britain-annual-report-2016&quot;)" table:style-name="ce5">
            <text:p><text:a xlink:href="https://www.gov.uk/government/publications/reported-road-casualties-great-britain-annual-report-2015">https://www.gov.uk/government/statistics/reported-road-casualties-great-britain-annual-report-2016</text:a>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RAS60001</text:p>
          </table:table-cell>
          <table:table-cell table:number-columns-repeated="4" table:style-name="ce7"/>
          <table:table-cell table:number-columns-repeated="16379"/>
        </table:table-row>
        <table:table-row table:style-name="ro3">
          <table:table-cell office:value-type="string" table:style-name="ce7">
            <text:p>Average value of prevention<text:span text:style-name="T3">1</text:span><text:span text:style-name="T2"><text:s/>per reported casualty and per reported road accident</text:span><text:span text:style-name="T3">2</text:span><text:span text:style-name="T2">:</text:span>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office:value-type="string" table:style-name="ce7">
            <text:p>GB 2016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7"/>
          <table:table-cell table:number-columns-repeated="4" table:style-name="ce8"/>
          <table:table-cell table:number-columns-repeated="16379"/>
        </table:table-row>
        <table:table-row table:style-name="ro4">
          <table:table-cell table:number-columns-repeated="2" table:style-name="ce9"/>
          <table:table-cell office:value-type="string" table:style-name="ce10">
            <text:p>£ (2016 prices)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1">
            <text:p>Accident/casualty type</text:p>
          </table:table-cell>
          <table:table-cell office:value-type="string" table:style-name="ce12">
            <text:p>Cost per casualty</text:p>
          </table:table-cell>
          <table:table-cell office:value-type="string" table:style-name="ce12">
            <text:p>Cost per accident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Fatal</text:p>
          </table:table-cell>
          <table:table-cell office:value-type="float" office:value="1841314.9629808797" table:style-name="ce13">
            <text:p>1,841,315</text:p>
          </table:table-cell>
          <table:table-cell office:value-type="float" office:value="2053814.177003925" table:style-name="ce13">
            <text:p>2,053,814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Serious</text:p>
          </table:table-cell>
          <table:table-cell office:value-type="float" office:value="206912.2388058097" table:style-name="ce13">
            <text:p>206,912</text:p>
          </table:table-cell>
          <table:table-cell office:value-type="float" office:value="237527.11556439794" table:style-name="ce13">
            <text:p>237,527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Slight</text:p>
          </table:table-cell>
          <table:table-cell office:value-type="float" office:value="15950.838807296983" table:style-name="ce13">
            <text:p>15,951</text:p>
          </table:table-cell>
          <table:table-cell office:value-type="float" office:value="24911.251918268132" table:style-name="ce13">
            <text:p>24,911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4">
            <text:p>Average for all severities</text:p>
          </table:table-cell>
          <table:table-cell office:value-type="float" office:value="59358.268414556798" table:style-name="ce13">
            <text:p>59,358</text:p>
          </table:table-cell>
          <table:table-cell office:value-type="float" office:value="83893.220266682416" table:style-name="ce13">
            <text:p>83,893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9">
            <text:p>Damage only</text:p>
          </table:table-cell>
          <table:table-cell office:value-type="string" table:style-name="ce15">
            <text:p>-</text:p>
          </table:table-cell>
          <table:table-cell office:value-type="float" office:value="2211.4617934803605" table:style-name="ce15">
            <text:p>2,211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6">
            <text:p>1 The costs were based on 2016 prices and values</text:p>
          </table:table-cell>
          <table:table-cell table:style-name="ce2"/>
          <table:table-cell table:style-name="ce17"/>
          <table:table-cell table:number-columns-repeated="16381" table:style-name="ce4"/>
        </table:table-row>
        <table:table-row table:style-name="ro5">
          <table:table-cell office:value-type="string" table:style-name="ce16">
            <text:p>2 The number of reported road accidents were based on 2016 data</text:p>
          </table:table-cell>
          <table:table-cell table:number-columns-repeated="16383" table:style-name="ce4"/>
        </table:table-row>
        <table:table-row table:style-name="ro5">
          <table:table-cell table:style-name="ce4"/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4">
            <text:p>Telephone: 020 7944 6595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4">
            <text:p>Email: roadacc.stats@dft.gsi.gov.uk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19">
            <text:p><text:a xlink:href="http://www.dft.gov.uk/statistics/series/road-accidents-and-safety/">Notes and definitions on STATS19 see:<text:s/><text:span text:style-name="T1">https://www.gov.uk/transport-statistics-notes-and-guidance-road-accident-and-safety</text:span></text:a>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19">
            <text:p><text:a xlink:href="http://www.dft.gov.uk/webtag/index.php">For further information on Transport Analysis Guidance - WebTAG, see:<text:s/><text:span text:style-name="T1">http://www.dft.gov.uk/webtag/index.php</text:span></text:a>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19">
            <text:p>For more information on the accident and casualty analysis, see the chapter in the 2012 Annual Report: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20">
            <text:p><text:a xlink:href="https://www.gov.uk/government/uploads/system/uploads/attachment_data/file/244913/rrcgb2012-02.pdf">https://www.gov.uk/government/uploads/system/uploads/attachment_data/file/244913/rrcgb2012-02.pdf</text:a>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16">
            <text:p>Source: STATS19, Transport Analysis Guidance - WebTAG</text:p>
          </table:table-cell>
          <table:table-cell table:number-columns-repeated="4" table:style-name="ce21"/>
          <table:table-cell table:number-columns-repeated="16379"/>
        </table:table-row>
        <table:table-row table:style-name="ro5">
          <table:table-cell office:value-type="string" table:style-name="ce16">
            <text:p>Last updated: 28 September 2017</text:p>
          </table:table-cell>
          <table:table-cell table:number-columns-repeated="4" table:style-name="ce21"/>
          <table:table-cell table:number-columns-repeated="16379"/>
        </table:table-row>
        <table:table-row table:style-name="ro5">
          <table:table-cell office:value-type="string" table:style-name="ce16">
            <text:p>Next update: September 2018</text:p>
          </table:table-cell>
          <table:table-cell table:number-columns-repeated="16383" table:style-name="ce4"/>
        </table:table-row>
        <table:table-row table:style-name="ro5">
          <table:table-cell table:style-name="ce21"/>
          <table:table-cell table:number-columns-repeated="4" table:style-name="ce19"/>
          <table:table-cell table:number-columns-repeated="16379"/>
        </table:table-row>
        <table:table-row table:style-name="ro5">
          <table:table-cell office:value-type="string" table:style-name="ce21">
            <text:p>The figures in this table are National Statistics</text:p>
          </table:table-cell>
          <table:table-cell table:number-columns-repeated="4" table:style-name="ce6"/>
          <table:table-cell table:number-columns-repeated="16379"/>
        </table:table-row>
        <table:table-row table:number-rows-repeated="1048549" table:style-name="ro5">
          <table:table-cell table:number-columns-repeated="16384"/>
        </table:table-row>
      </table:table>
      <table:table table:name="2015" table:style-name="ta2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number-columns-repeated="2" table:style-name="ce3"/>
          <table:table-cell table:number-columns-repeated="16379"/>
        </table:table-row>
        <table:table-row table:style-name="ro5">
          <table:table-cell office:value-type="string" table:style-name="ce20">
            <text:p><text:a xlink:href="https://www.gov.uk/government/publications/reported-road-casualties-great-britain-annual-report-2015">https://www.gov.uk/government/publications/reported-road-casualties-great-britain-annual-report-2015</text:a></text:p>
          </table:table-cell>
          <table:table-cell table:number-columns-repeated="4" table:style-name="ce20"/>
          <table:table-cell table:number-columns-repeated="16379"/>
        </table:table-row>
        <table:table-row table:style-name="ro1">
          <table:table-cell office:value-type="string" table:style-name="ce7">
            <text:p>RAS60001</text:p>
          </table:table-cell>
          <table:table-cell table:number-columns-repeated="4" table:style-name="ce7"/>
          <table:table-cell table:number-columns-repeated="16379"/>
        </table:table-row>
        <table:table-row table:style-name="ro3">
          <table:table-cell office:value-type="string" table:style-name="ce7">
            <text:p>Average value of prevention<text:span text:style-name="T3">1</text:span><text:span text:style-name="T2"><text:s/>per reported casualty and per reported road accident</text:span><text:span text:style-name="T3">2</text:span><text:span text:style-name="T2">:</text:span>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office:value-type="string" table:style-name="ce7">
            <text:p>GB 2015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7"/>
          <table:table-cell table:number-columns-repeated="4" table:style-name="ce8"/>
          <table:table-cell table:number-columns-repeated="16379"/>
        </table:table-row>
        <table:table-row table:style-name="ro4">
          <table:table-cell table:number-columns-repeated="2" table:style-name="ce9"/>
          <table:table-cell office:value-type="string" table:style-name="ce22">
            <text:p>£2015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1">
            <text:p>Accident/casualty type</text:p>
          </table:table-cell>
          <table:table-cell office:value-type="string" table:style-name="ce12">
            <text:p>Cost per casualty</text:p>
          </table:table-cell>
          <table:table-cell office:value-type="string" table:style-name="ce12">
            <text:p>Cost per accident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Fatal</text:p>
          </table:table-cell>
          <table:table-cell office:value-type="float" office:value="1783555.9766424443" table:style-name="ce13">
            <text:p>1,783,556</text:p>
          </table:table-cell>
          <table:table-cell office:value-type="float" office:value="2005664.2550140065" table:style-name="ce13">
            <text:p>2,005,664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Serious</text:p>
          </table:table-cell>
          <table:table-cell office:value-type="float" office:value="200421.74618791867" table:style-name="ce13">
            <text:p>200,422</text:p>
          </table:table-cell>
          <table:table-cell office:value-type="float" office:value="229756.77591815568" table:style-name="ce13">
            <text:p>229,757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Slight</text:p>
          </table:table-cell>
          <table:table-cell office:value-type="float" office:value="15450.487536992983" table:style-name="ce13">
            <text:p>15,450</text:p>
          </table:table-cell>
          <table:table-cell office:value-type="float" office:value="24193.547894838113" table:style-name="ce13">
            <text:p>24,194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4">
            <text:p>Average for all severities</text:p>
          </table:table-cell>
          <table:table-cell office:value-type="float" office:value="53878.246683443787" table:style-name="ce13">
            <text:p>53,878</text:p>
          </table:table-cell>
          <table:table-cell office:value-type="float" office:value="76466.443206969067" table:style-name="ce13">
            <text:p>76,466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9">
            <text:p>Damage only</text:p>
          </table:table-cell>
          <table:table-cell office:value-type="string" table:style-name="ce15">
            <text:p>-</text:p>
          </table:table-cell>
          <table:table-cell office:value-type="float" office:value="2142.4070158641207" table:style-name="ce15">
            <text:p>2,142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6">
            <text:p>1 The costs were based on 2015 prices and values</text:p>
          </table:table-cell>
          <table:table-cell table:style-name="ce2"/>
          <table:table-cell table:style-name="ce17"/>
          <table:table-cell table:number-columns-repeated="16381" table:style-name="ce4"/>
        </table:table-row>
        <table:table-row table:style-name="ro5">
          <table:table-cell office:value-type="string" table:style-name="ce16">
            <text:p>2 The number of reported road accidents were based on 2015 data</text:p>
          </table:table-cell>
          <table:table-cell table:number-columns-repeated="16383" table:style-name="ce4"/>
        </table:table-row>
        <table:table-row table:style-name="ro5">
          <table:table-cell table:style-name="ce4"/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4">
            <text:p>Telephone: 020 7944 6595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4">
            <text:p>Email: roadacc.stats@dft.gsi.gov.uk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19">
            <text:p><text:a xlink:href="http://www.dft.gov.uk/statistics/series/road-accidents-and-safety/">Notes and definitions on STATS19 see:<text:s/><text:span text:style-name="T1">https://www.gov.uk/transport-statistics-notes-and-guidance-road-accident-and-safety</text:span></text:a>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19">
            <text:p><text:a xlink:href="http://www.dft.gov.uk/webtag/index.php">For further information on Transport Analysis Guidance - WebTAG, see:<text:s/><text:span text:style-name="T1">http://www.dft.gov.uk/webtag/index.php</text:span></text:a>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19">
            <text:p>For more information on the accident and casualty analysis, see the chapter in the 2012 Annual Report: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20">
            <text:p><text:a xlink:href="https://www.gov.uk/government/uploads/system/uploads/attachment_data/file/244913/rrcgb2012-02.pdf">https://www.gov.uk/government/uploads/system/uploads/attachment_data/file/244913/rrcgb2012-02.pdf</text:a>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16">
            <text:p>Source: STATS19, Transport Analysis Guidance - WebTAG</text:p>
          </table:table-cell>
          <table:table-cell table:number-columns-repeated="4" table:style-name="ce21"/>
          <table:table-cell table:number-columns-repeated="16379"/>
        </table:table-row>
        <table:table-row table:style-name="ro5">
          <table:table-cell office:value-type="string" table:style-name="ce16">
            <text:p>Last updated: 29 September 2016</text:p>
          </table:table-cell>
          <table:table-cell table:number-columns-repeated="4" table:style-name="ce21"/>
          <table:table-cell table:number-columns-repeated="16379"/>
        </table:table-row>
        <table:table-row table:style-name="ro5">
          <table:table-cell office:value-type="string" table:style-name="ce16">
            <text:p>Next update: September 2017</text:p>
          </table:table-cell>
          <table:table-cell table:number-columns-repeated="16383" table:style-name="ce4"/>
        </table:table-row>
        <table:table-row table:style-name="ro5">
          <table:table-cell table:style-name="ce21"/>
          <table:table-cell table:number-columns-repeated="4" table:style-name="ce19"/>
          <table:table-cell table:number-columns-repeated="16379"/>
        </table:table-row>
        <table:table-row table:style-name="ro5">
          <table:table-cell office:value-type="string" table:style-name="ce21">
            <text:p>The figures in this table are National Statistics</text:p>
          </table:table-cell>
          <table:table-cell table:number-columns-repeated="4" table:style-name="ce6"/>
          <table:table-cell table:number-columns-repeated="16379"/>
        </table:table-row>
        <table:table-row table:number-rows-repeated="1048549" table:style-name="ro5">
          <table:table-cell table:number-columns-repeated="16384"/>
        </table:table-row>
      </table:table>
      <table:table table:name="2014" table:style-name="ta2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number-columns-repeated="2" table:style-name="ce3"/>
          <table:table-cell table:number-columns-repeated="16379"/>
        </table:table-row>
        <table:table-row table:style-name="ro5">
          <table:table-cell office:value-type="string" table:style-name="ce20">
            <text:p><text:a xlink:href="https://www.gov.uk/government/publications/reported-road-casualties-great-britain-annual-report-2014">https://www.gov.uk/government/publications/reported-road-casualties-great-britain-annual-report-2014</text:a></text:p>
          </table:table-cell>
          <table:table-cell table:number-columns-repeated="4" table:style-name="ce20"/>
          <table:table-cell table:number-columns-repeated="16379"/>
        </table:table-row>
        <table:table-row table:style-name="ro1">
          <table:table-cell office:value-type="string" table:style-name="ce7">
            <text:p>RAS60001</text:p>
          </table:table-cell>
          <table:table-cell table:number-columns-repeated="4" table:style-name="ce7"/>
          <table:table-cell table:number-columns-repeated="16379"/>
        </table:table-row>
        <table:table-row table:style-name="ro3">
          <table:table-cell office:value-type="string" table:style-name="ce7">
            <text:p>Average value of prevention<text:span text:style-name="T3">1</text:span><text:span text:style-name="T2"><text:s/>per reported casualty and per reported road accident</text:span><text:span text:style-name="T3">2</text:span><text:span text:style-name="T2">:</text:span>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office:value-type="string" table:style-name="ce7">
            <text:p>GB 2014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7"/>
          <table:table-cell table:number-columns-repeated="4" table:style-name="ce8"/>
          <table:table-cell table:number-columns-repeated="16379"/>
        </table:table-row>
        <table:table-row table:style-name="ro4">
          <table:table-cell table:number-columns-repeated="2" table:style-name="ce9"/>
          <table:table-cell office:value-type="string" table:style-name="ce22">
            <text:p>£2014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1">
            <text:p>Accident/casualty type</text:p>
          </table:table-cell>
          <table:table-cell office:value-type="string" table:style-name="ce12">
            <text:p>Cost per casualty</text:p>
          </table:table-cell>
          <table:table-cell office:value-type="string" table:style-name="ce12">
            <text:p>Cost per accident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Fatal</text:p>
          </table:table-cell>
          <table:table-cell office:value-type="float" office:value="1836053.8018351234" table:style-name="ce13">
            <text:p>1,836,054</text:p>
          </table:table-cell>
          <table:table-cell office:value-type="float" office:value="2066731.8905802388" table:style-name="ce13">
            <text:p>2,066,732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Serious</text:p>
          </table:table-cell>
          <table:table-cell office:value-type="float" office:value="206321.03162329481" table:style-name="ce13">
            <text:p>206,321</text:p>
          </table:table-cell>
          <table:table-cell office:value-type="float" office:value="235790.51506967359" table:style-name="ce13">
            <text:p>235,791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Slight</text:p>
          </table:table-cell>
          <table:table-cell office:value-type="float" office:value="15905.262718978387" table:style-name="ce13">
            <text:p>15,905</text:p>
          </table:table-cell>
          <table:table-cell office:value-type="float" office:value="24886.897204874542" table:style-name="ce13">
            <text:p>24,887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4">
            <text:p>Average for all severities</text:p>
          </table:table-cell>
          <table:table-cell office:value-type="float" office:value="54848.562432219034" table:style-name="ce13">
            <text:p>54,849</text:p>
          </table:table-cell>
          <table:table-cell office:value-type="float" office:value="77825.089698067226" table:style-name="ce13">
            <text:p>77,825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9">
            <text:p>Damage only</text:p>
          </table:table-cell>
          <table:table-cell office:value-type="string" table:style-name="ce15">
            <text:p>-</text:p>
          </table:table-cell>
          <table:table-cell office:value-type="float" office:value="2204.0981352317899" table:style-name="ce15">
            <text:p>2,204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6">
            <text:p>1 The costs were based on 2014 prices and values</text:p>
          </table:table-cell>
          <table:table-cell table:style-name="ce2"/>
          <table:table-cell table:style-name="ce17"/>
          <table:table-cell table:number-columns-repeated="16381" table:style-name="ce4"/>
        </table:table-row>
        <table:table-row table:style-name="ro5">
          <table:table-cell office:value-type="string" table:style-name="ce16">
            <text:p>2 The number of reported road accidents were based on 2014 data</text:p>
          </table:table-cell>
          <table:table-cell table:number-columns-repeated="16383" table:style-name="ce4"/>
        </table:table-row>
        <table:table-row table:style-name="ro5">
          <table:table-cell table:style-name="ce4"/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4">
            <text:p>Telephone: 020 7944 6595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4">
            <text:p>Email: roadacc.stats@dft.gsi.gov.uk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19">
            <text:p><text:a xlink:href="http://www.dft.gov.uk/statistics/series/road-accidents-and-safety/">Notes and definitions on STATS19 see:<text:s/><text:span text:style-name="T1">https://www.gov.uk/transport-statistics-notes-and-guidance-road-accident-and-safety</text:span></text:a>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19">
            <text:p><text:a xlink:href="http://www.dft.gov.uk/webtag/index.php">For further information on Transport Analysis Guidance - WebTAG, see:<text:s/><text:span text:style-name="T1">http://www.dft.gov.uk/webtag/index.php</text:span></text:a>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19">
            <text:p>For more information on the accident and casualty analysis, see the chapter in the 2012 Annual Report: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20">
            <text:p><text:a xlink:href="https://www.gov.uk/government/uploads/system/uploads/attachment_data/file/244913/rrcgb2012-02.pdf">https://www.gov.uk/government/uploads/system/uploads/attachment_data/file/244913/rrcgb2012-02.pdf</text:a>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16">
            <text:p>Source: STATS19, Transport Analysis Guidance - WebTAG</text:p>
          </table:table-cell>
          <table:table-cell table:number-columns-repeated="4" table:style-name="ce21"/>
          <table:table-cell table:number-columns-repeated="16379"/>
        </table:table-row>
        <table:table-row table:style-name="ro5">
          <table:table-cell office:value-type="string" table:style-name="ce16">
            <text:p>Last updated: 24 September 2015</text:p>
          </table:table-cell>
          <table:table-cell table:number-columns-repeated="4" table:style-name="ce21"/>
          <table:table-cell table:number-columns-repeated="16379"/>
        </table:table-row>
        <table:table-row table:style-name="ro5">
          <table:table-cell office:value-type="string" table:style-name="ce16">
            <text:p>Next update: September 2016</text:p>
          </table:table-cell>
          <table:table-cell table:number-columns-repeated="16383" table:style-name="ce4"/>
        </table:table-row>
        <table:table-row table:style-name="ro5">
          <table:table-cell table:style-name="ce21"/>
          <table:table-cell table:number-columns-repeated="4" table:style-name="ce19"/>
          <table:table-cell table:number-columns-repeated="16379"/>
        </table:table-row>
        <table:table-row table:style-name="ro5">
          <table:table-cell office:value-type="string" table:style-name="ce21">
            <text:p>The figures in this table are National Statistics</text:p>
          </table:table-cell>
          <table:table-cell table:number-columns-repeated="4" table:style-name="ce6"/>
          <table:table-cell table:number-columns-repeated="16379"/>
        </table:table-row>
        <table:table-row table:number-rows-repeated="1048549" table:style-name="ro5">
          <table:table-cell table:number-columns-repeated="16384"/>
        </table:table-row>
      </table:table>
      <table:table table:name="2013" table:style-name="ta2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number-columns-repeated="2" table:style-name="ce3"/>
          <table:table-cell table:number-columns-repeated="16379"/>
        </table:table-row>
        <table:table-row table:style-name="ro5">
          <table:table-cell office:value-type="string" table:style-name="ce20">
            <text:p><text:a xlink:href="https://www.gov.uk/government/publications/reported-road-casualties-great-britain-annual-report-2013">https://www.gov.uk/government/publications/reported-road-casualties-great-britain-annual-report-2013</text:a></text:p>
          </table:table-cell>
          <table:table-cell table:number-columns-repeated="4" table:style-name="ce20"/>
          <table:table-cell table:number-columns-repeated="16379"/>
        </table:table-row>
        <table:table-row table:style-name="ro1">
          <table:table-cell office:value-type="string" table:style-name="ce7">
            <text:p>RAS60001</text:p>
          </table:table-cell>
          <table:table-cell table:number-columns-repeated="4" table:style-name="ce7"/>
          <table:table-cell table:number-columns-repeated="16379"/>
        </table:table-row>
        <table:table-row table:style-name="ro3">
          <table:table-cell office:value-type="string" table:style-name="ce7">
            <text:p>Average value of prevention<text:span text:style-name="T3">1</text:span><text:span text:style-name="T2"><text:s/>per reported casualty and per reported road accident</text:span><text:span text:style-name="T3">2</text:span><text:span text:style-name="T2">:</text:span>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office:value-type="string" table:style-name="ce7">
            <text:p>GB 2013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7"/>
          <table:table-cell table:number-columns-repeated="4" table:style-name="ce8"/>
          <table:table-cell table:number-columns-repeated="16379"/>
        </table:table-row>
        <table:table-row table:style-name="ro4">
          <table:table-cell table:number-columns-repeated="2" table:style-name="ce9"/>
          <table:table-cell office:value-type="string" table:style-name="ce22">
            <text:p>£2013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1">
            <text:p>Accident/casualty type</text:p>
          </table:table-cell>
          <table:table-cell office:value-type="string" table:style-name="ce12">
            <text:p>Cost per casualty</text:p>
          </table:table-cell>
          <table:table-cell office:value-type="string" table:style-name="ce12">
            <text:p>Cost per accident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Fatal</text:p>
          </table:table-cell>
          <table:table-cell office:value-type="float" office:value="1742987.9957674101" table:style-name="ce13">
            <text:p>1,742,988</text:p>
          </table:table-cell>
          <table:table-cell office:value-type="float" office:value="1953783.2131023605" table:style-name="ce13">
            <text:p>1,953,783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Serious</text:p>
          </table:table-cell>
          <table:table-cell office:value-type="float" office:value="195863.04117794268" table:style-name="ce13">
            <text:p>195,863</text:p>
          </table:table-cell>
          <table:table-cell office:value-type="float" office:value="223869.98854860559" table:style-name="ce13">
            <text:p>223,870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2">
            <text:p>Slight</text:p>
          </table:table-cell>
          <table:table-cell office:value-type="float" office:value="15099.05753360692" table:style-name="ce13">
            <text:p>15,099</text:p>
          </table:table-cell>
          <table:table-cell office:value-type="float" office:value="23544.314855295041" table:style-name="ce13">
            <text:p>23,544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4">
            <text:p>Average for all severities</text:p>
          </table:table-cell>
          <table:table-cell office:value-type="float" office:value="52528.57430270304" table:style-name="ce13">
            <text:p>52,529</text:p>
          </table:table-cell>
          <table:table-cell office:value-type="float" office:value="74280.036540992485" table:style-name="ce13">
            <text:p>74,280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9">
            <text:p>Damage only</text:p>
          </table:table-cell>
          <table:table-cell office:value-type="string" table:style-name="ce15">
            <text:p>-</text:p>
          </table:table-cell>
          <table:table-cell office:value-type="float" office:value="2096.2813386303237" table:style-name="ce15">
            <text:p>2,096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6">
            <text:p>1 The costs were based on 2013 prices and values</text:p>
          </table:table-cell>
          <table:table-cell table:style-name="ce2"/>
          <table:table-cell table:style-name="ce17"/>
          <table:table-cell table:number-columns-repeated="16381" table:style-name="ce4"/>
        </table:table-row>
        <table:table-row table:style-name="ro5">
          <table:table-cell office:value-type="string" table:style-name="ce16">
            <text:p>2 The number of reported road accidents were based on 2013 data</text:p>
          </table:table-cell>
          <table:table-cell table:number-columns-repeated="16383" table:style-name="ce4"/>
        </table:table-row>
        <table:table-row table:style-name="ro5">
          <table:table-cell table:style-name="ce4"/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4">
            <text:p>Telephone: 020 7944 6595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4">
            <text:p>Email: roadacc.stats@dft.gsi.gov.uk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19">
            <text:p><text:a xlink:href="http://www.dft.gov.uk/statistics/series/road-accidents-and-safety/">Notes and definitions on STATS19 see:<text:s/><text:span text:style-name="T1">https://www.gov.uk/transport-statistics-notes-and-guidance-road-accident-and-safety</text:span></text:a>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19">
            <text:p><text:a xlink:href="http://www.dft.gov.uk/webtag/index.php">For further information on Transport Analysis Guidance - WebTAG, see:<text:s/><text:span text:style-name="T1">http://www.dft.gov.uk/webtag/index.php</text:span></text:a>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19">
            <text:p>For more information on the accident and casualty analysis, see the chapter in the 2012 Annual Report: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20">
            <text:p><text:a xlink:href="https://www.gov.uk/government/uploads/system/uploads/attachment_data/file/244913/rrcgb2012-02.pdf">https://www.gov.uk/government/uploads/system/uploads/attachment_data/file/244913/rrcgb2012-02.pdf</text:a></text:p>
          </table:table-cell>
          <table:table-cell table:number-columns-repeated="4" table:style-name="ce6"/>
          <table:table-cell table:number-columns-repeated="16379"/>
        </table:table-row>
        <table:table-row table:style-name="ro5">
          <table:table-cell office:value-type="string" table:style-name="ce16">
            <text:p>Source: STATS19, Transport Analysis Guidance - WebTAG</text:p>
          </table:table-cell>
          <table:table-cell table:number-columns-repeated="4" table:style-name="ce21"/>
          <table:table-cell table:number-columns-repeated="16379"/>
        </table:table-row>
        <table:table-row table:style-name="ro5">
          <table:table-cell office:value-type="string" table:style-name="ce16">
            <text:p>Last updated: 24 September 2015</text:p>
          </table:table-cell>
          <table:table-cell table:number-columns-repeated="4" table:style-name="ce21"/>
          <table:table-cell table:number-columns-repeated="16379"/>
        </table:table-row>
        <table:table-row table:style-name="ro5">
          <table:table-cell office:value-type="string" table:style-name="ce16">
            <text:p>Next update: September 2016</text:p>
          </table:table-cell>
          <table:table-cell table:number-columns-repeated="16383" table:style-name="ce4"/>
        </table:table-row>
        <table:table-row table:style-name="ro5">
          <table:table-cell table:style-name="ce21"/>
          <table:table-cell table:number-columns-repeated="4" table:style-name="ce19"/>
          <table:table-cell table:number-columns-repeated="16379"/>
        </table:table-row>
        <table:table-row table:style-name="ro5">
          <table:table-cell office:value-type="string" table:style-name="ce21">
            <text:p>The figures in this table are National Statistics</text:p>
          </table:table-cell>
          <table:table-cell table:number-columns-repeated="4" table:style-name="ce6"/>
          <table:table-cell table:number-columns-repeated="16379"/>
        </table:table-row>
        <table:table-row table:number-rows-repeated="1048549" table:style-name="ro5">
          <table:table-cell table:number-columns-repeated="16384"/>
        </table:table-row>
      </table:table>
      <table:table table:name="2012" table:style-name="ta3">
        <table:table-column table:style-name="co1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16377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number-columns-repeated="4" table:style-name="ce3"/>
          <table:table-cell table:number-columns-repeated="16377" table:style-name="ce4"/>
        </table:table-row>
        <table:table-row table:style-name="ro7">
          <table:table-cell office:value-type="string" table:style-name="ce20">
            <text:p><text:a xlink:href="https://www.gov.uk/government/publications/reported-road-casualties-great-britain-annual-report-2012">https://www.gov.uk/government/publications/reported-road-casualties-great-britain-annual-report-2012</text:a></text:p>
          </table:table-cell>
          <table:table-cell table:number-columns-repeated="8" table:style-name="ce20"/>
          <table:table-cell table:style-name="ce23"/>
          <table:table-cell table:number-columns-repeated="16374" table:style-name="ce24"/>
        </table:table-row>
        <table:table-row table:style-name="ro1">
          <table:table-cell office:value-type="string" table:style-name="ce7">
            <text:p>RAS60001</text:p>
          </table:table-cell>
          <table:table-cell table:number-columns-repeated="14" table:style-name="ce7"/>
          <table:table-cell table:number-columns-repeated="16369" table:style-name="ce21"/>
        </table:table-row>
        <table:table-row table:style-name="ro8">
          <table:table-cell office:value-type="string" table:style-name="ce7">
            <text:p>Average value of prevention<text:span text:style-name="T3">1</text:span><text:span text:style-name="T2"><text:s/>per reported casualty and per reported road accident</text:span><text:span text:style-name="T3">2</text:span><text:span text:style-name="T2">:</text:span></text:p>
          </table:table-cell>
          <table:table-cell table:number-columns-repeated="14" table:style-name="ce7"/>
          <table:table-cell table:number-columns-repeated="16369" table:style-name="ce21"/>
        </table:table-row>
        <table:table-row table:style-name="ro1">
          <table:table-cell office:value-type="string" table:style-name="ce7">
            <text:p>GB 2012</text:p>
          </table:table-cell>
          <table:table-cell table:number-columns-repeated="14" table:style-name="ce8"/>
          <table:table-cell table:number-columns-repeated="16369" table:style-name="ce21"/>
        </table:table-row>
        <table:table-row table:style-name="ro1">
          <table:table-cell table:style-name="ce7"/>
          <table:table-cell table:number-columns-repeated="14" table:style-name="ce8"/>
          <table:table-cell table:number-columns-repeated="16369" table:style-name="ce21"/>
        </table:table-row>
        <table:table-row table:style-name="ro4">
          <table:table-cell table:number-columns-repeated="2" table:style-name="ce9"/>
          <table:table-cell office:value-type="string" table:style-name="ce22">
            <text:p>£ 2012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1">
            <text:p>Accident/casualty type</text:p>
          </table:table-cell>
          <table:table-cell office:value-type="string" table:style-name="ce12">
            <text:p>Cost per casualty</text:p>
          </table:table-cell>
          <table:table-cell office:value-type="string" table:style-name="ce12">
            <text:p>Cost per accident</text:p>
          </table:table-cell>
          <table:table-cell table:number-columns-repeated="16381" table:style-name="ce4"/>
        </table:table-row>
        <table:table-row table:style-name="ro9">
          <table:table-cell office:value-type="string" table:style-name="ce2">
            <text:p>Fatal</text:p>
          </table:table-cell>
          <table:table-cell office:value-type="float" office:value="1703822.4097179405" table:style-name="ce13">
            <text:p>1,703,822</text:p>
          </table:table-cell>
          <table:table-cell office:value-type="float" office:value="1917766.3318895646" table:style-name="ce13">
            <text:p>1,917,766</text:p>
          </table:table-cell>
          <table:table-cell table:number-columns-repeated="16381" table:style-name="ce4"/>
        </table:table-row>
        <table:table-row table:style-name="ro9">
          <table:table-cell office:value-type="string" table:style-name="ce2">
            <text:p>Serious</text:p>
          </table:table-cell>
          <table:table-cell office:value-type="float" office:value="191461.92607457214" table:style-name="ce13">
            <text:p>191,462</text:p>
          </table:table-cell>
          <table:table-cell office:value-type="float" office:value="219043.03751888467" table:style-name="ce13">
            <text:p>219,043</text:p>
          </table:table-cell>
          <table:table-cell table:number-columns-repeated="16381" table:style-name="ce4"/>
        </table:table-row>
        <table:table-row table:style-name="ro9">
          <table:table-cell office:value-type="string" table:style-name="ce2">
            <text:p>Slight</text:p>
          </table:table-cell>
          <table:table-cell office:value-type="float" office:value="14759.776116560781" table:style-name="ce13">
            <text:p>14,760</text:p>
          </table:table-cell>
          <table:table-cell office:value-type="float" office:value="23336.145354525641" table:style-name="ce13">
            <text:p>23,336</text:p>
          </table:table-cell>
          <table:table-cell table:number-columns-repeated="16381" table:style-name="ce4"/>
        </table:table-row>
        <table:table-row table:style-name="ro10">
          <table:table-cell office:value-type="string" table:style-name="ce14">
            <text:p>Average for all severities</text:p>
          </table:table-cell>
          <table:table-cell office:value-type="float" office:value="50697.599054670027" table:style-name="ce13">
            <text:p>50,698</text:p>
          </table:table-cell>
          <table:table-cell office:value-type="float" office:value="72739.199317781546" table:style-name="ce13">
            <text:p>72,739</text:p>
          </table:table-cell>
          <table:table-cell table:number-columns-repeated="16381" table:style-name="ce4"/>
        </table:table-row>
        <table:table-row table:style-name="ro11">
          <table:table-cell office:value-type="string" table:style-name="ce9">
            <text:p>Damage only</text:p>
          </table:table-cell>
          <table:table-cell office:value-type="string" table:style-name="ce15">
            <text:p>-</text:p>
          </table:table-cell>
          <table:table-cell office:value-type="float" office:value="2047.6948888852451" table:style-name="ce15">
            <text:p>2,048</text:p>
          </table:table-cell>
          <table:table-cell table:number-columns-repeated="16381" table:style-name="ce4"/>
        </table:table-row>
        <table:table-row table:style-name="ro12">
          <table:table-cell office:value-type="string" table:style-name="ce16">
            <text:p>1 The costs were based on 2012 prices and values</text:p>
          </table:table-cell>
          <table:table-cell table:style-name="ce2"/>
          <table:table-cell table:style-name="ce17"/>
          <table:table-cell table:number-columns-repeated="16381" table:style-name="ce4"/>
        </table:table-row>
        <table:table-row table:style-name="ro5">
          <table:table-cell office:value-type="string" table:style-name="ce16">
            <text:p>2 The number of reported road accidents were based on 2012 data</text:p>
          </table:table-cell>
          <table:table-cell table:number-columns-repeated="16383" table:style-name="ce4"/>
        </table:table-row>
        <table:table-row table:style-name="ro5">
          <table:table-cell table:style-name="ce4"/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4">
            <text:p>Telephone: 020 7944 6595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4">
            <text:p>Email: roadacc.stats@dft.gsi.gov.uk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19">
            <text:p><text:a xlink:href="http://www.dft.gov.uk/statistics/series/road-accidents-and-safety/">Notes and definitions on STATS19 see:<text:s/><text:span text:style-name="T1">https://www.gov.uk/transport-statistics-notes-and-guidance-road-accident-and-safety</text:span></text:a></text:p>
          </table:table-cell>
          <table:table-cell table:number-columns-repeated="16383" table:style-name="ce6"/>
        </table:table-row>
        <table:table-row table:style-name="ro5">
          <table:table-cell office:value-type="string" table:style-name="ce19">
            <text:p><text:a xlink:href="http://www.dft.gov.uk/webtag/index.php">For further information on Transport Analysis Guidance - WebTAG, see:<text:s/><text:span text:style-name="T1">http://www.dft.gov.uk/webtag/index.php</text:span></text:a></text:p>
          </table:table-cell>
          <table:table-cell table:number-columns-repeated="16383" table:style-name="ce6"/>
        </table:table-row>
        <table:table-row table:style-name="ro5">
          <table:table-cell office:value-type="string" table:style-name="ce19">
            <text:p>For more information on the accident and casualty analysis, see the chapter in the 2012 Annual Report:</text:p>
          </table:table-cell>
          <table:table-cell table:number-columns-repeated="4" table:style-name="ce6"/>
          <table:table-cell table:number-columns-repeated="16379" table:style-name="ce4"/>
        </table:table-row>
        <table:table-row table:style-name="ro5">
          <table:table-cell office:value-type="string" table:style-name="ce20">
            <text:p><text:a xlink:href="https://www.gov.uk/government/uploads/system/uploads/attachment_data/file/244913/rrcgb2012-02.pdf">https://www.gov.uk/government/uploads/system/uploads/attachment_data/file/244913/rrcgb2012-02.pdf</text:a></text:p>
          </table:table-cell>
          <table:table-cell table:number-columns-repeated="4" table:style-name="ce6"/>
          <table:table-cell table:number-columns-repeated="16379" table:style-name="ce4"/>
        </table:table-row>
        <table:table-row table:style-name="ro5">
          <table:table-cell office:value-type="string" table:style-name="ce16">
            <text:p>Source: STATS19, Transport Analysis Guidance - WebTAG</text:p>
          </table:table-cell>
          <table:table-cell table:number-columns-repeated="16383" table:style-name="ce21"/>
        </table:table-row>
        <table:table-row table:style-name="ro5">
          <table:table-cell office:value-type="string" table:style-name="ce16">
            <text:p>Last updated: 26 September 2013</text:p>
          </table:table-cell>
          <table:table-cell table:number-columns-repeated="16383" table:style-name="ce21"/>
        </table:table-row>
        <table:table-row table:style-name="ro5">
          <table:table-cell table:style-name="ce16"/>
          <table:table-cell table:number-columns-repeated="16383" table:style-name="ce4"/>
        </table:table-row>
        <table:table-row table:style-name="ro5">
          <table:table-cell table:style-name="ce21"/>
          <table:table-cell table:number-columns-repeated="12" table:style-name="ce19"/>
          <table:table-cell table:number-columns-repeated="16371" table:style-name="ce6"/>
        </table:table-row>
        <table:table-row table:style-name="ro13">
          <table:table-cell office:value-type="string" table:style-name="ce21">
            <text:p>The figures in this table are National Statistics</text:p>
          </table:table-cell>
          <table:table-cell table:number-columns-repeated="16383" table:style-name="ce6"/>
        </table:table-row>
        <table:table-row table:style-name="ro5">
          <table:table-cell table:style-name="ce6"/>
          <table:table-cell table:number-columns-repeated="16383" table:style-name="ce4"/>
        </table:table-row>
        <table:table-row table:number-rows-repeated="1048548" table:style-name="ro5">
          <table:table-cell table:number-columns-repeated="16384"/>
        </table:table-row>
        <table:named-expressions>
          <table:named-range table:name="Print_Area" table:cell-range-address="2012.$A$1:2012.$D$24" table:base-cell-address="2012.$A$1"/>
        </table:named-expressions>
      </table:table>
      <table:table table:name="2011" table:style-name="ta3">
        <table:table-column table:style-name="co1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16377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number-columns-repeated="4" table:style-name="ce3"/>
          <table:table-cell table:number-columns-repeated="16377" table:style-name="ce4"/>
        </table:table-row>
        <table:table-row table:style-name="ro5">
          <table:table-cell office:value-type="string" table:style-name="ce25">
            <text:p><text:a xlink:href="http://www.dft.gov.uk/webtag/documents/expert/unit3.4.1.php">http://www.dft.gov.uk/webtag/documents/expert/unit3.4.1.php</text:a></text:p>
          </table:table-cell>
          <table:table-cell table:number-columns-repeated="9" table:style-name="ce25"/>
          <table:table-cell table:number-columns-repeated="16374" table:style-name="ce26"/>
        </table:table-row>
        <table:table-row table:style-name="ro1">
          <table:table-cell office:value-type="string" table:style-name="ce7">
            <text:p>RAS60001</text:p>
          </table:table-cell>
          <table:table-cell table:number-columns-repeated="14" table:style-name="ce7"/>
          <table:table-cell table:number-columns-repeated="16369" table:style-name="ce21"/>
        </table:table-row>
        <table:table-row table:style-name="ro9">
          <table:table-cell office:value-type="string" table:style-name="ce7">
            <text:p>Average value of prevention per reported Casualty and per reported road accident:</text:p>
          </table:table-cell>
          <table:table-cell table:number-columns-repeated="14" table:style-name="ce7"/>
          <table:table-cell table:number-columns-repeated="16369" table:style-name="ce21"/>
        </table:table-row>
        <table:table-row table:style-name="ro1">
          <table:table-cell office:value-type="string" table:style-name="ce7">
            <text:p>GB 2011</text:p>
          </table:table-cell>
          <table:table-cell table:number-columns-repeated="14" table:style-name="ce8"/>
          <table:table-cell table:number-columns-repeated="16369" table:style-name="ce21"/>
        </table:table-row>
        <table:table-row table:style-name="ro1">
          <table:table-cell table:style-name="ce7"/>
          <table:table-cell table:number-columns-repeated="14" table:style-name="ce8"/>
          <table:table-cell table:number-columns-repeated="16369" table:style-name="ce21"/>
        </table:table-row>
        <table:table-row table:style-name="ro4">
          <table:table-cell table:number-columns-repeated="2" table:style-name="ce9"/>
          <table:table-cell office:value-type="string" table:style-name="ce27">
            <text:p>£ June 2011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1">
            <text:p>Accident/casualty type</text:p>
          </table:table-cell>
          <table:table-cell office:value-type="string" table:style-name="ce12">
            <text:p>Cost per casualty</text:p>
          </table:table-cell>
          <table:table-cell office:value-type="string" table:style-name="ce12">
            <text:p>Cost per accident</text:p>
          </table:table-cell>
          <table:table-cell table:number-columns-repeated="16381" table:style-name="ce4"/>
        </table:table-row>
        <table:table-row table:style-name="ro9">
          <table:table-cell office:value-type="string" table:style-name="ce2">
            <text:p>Fatal</text:p>
          </table:table-cell>
          <table:table-cell office:value-type="float" office:value="1686531.7515701326" table:style-name="ce13">
            <text:p>1,686,532</text:p>
          </table:table-cell>
          <table:table-cell office:value-type="float" office:value="1877582.6813493646" table:style-name="ce13">
            <text:p>1,877,583</text:p>
          </table:table-cell>
          <table:table-cell table:number-columns-repeated="16381" table:style-name="ce4"/>
        </table:table-row>
        <table:table-row table:style-name="ro9">
          <table:table-cell office:value-type="string" table:style-name="ce2">
            <text:p>Serious</text:p>
          </table:table-cell>
          <table:table-cell office:value-type="float" office:value="189519.07299478739" table:style-name="ce13">
            <text:p>189,519</text:p>
          </table:table-cell>
          <table:table-cell office:value-type="float" office:value="216203.46050869921" table:style-name="ce13">
            <text:p>216,203</text:p>
          </table:table-cell>
          <table:table-cell table:number-columns-repeated="16381" table:style-name="ce4"/>
        </table:table-row>
        <table:table-row table:style-name="ro9">
          <table:table-cell office:value-type="string" table:style-name="ce2">
            <text:p>Slight</text:p>
          </table:table-cell>
          <table:table-cell office:value-type="float" office:value="14611.182706274019" table:style-name="ce13">
            <text:p>14,611</text:p>
          </table:table-cell>
          <table:table-cell office:value-type="float" office:value="23136.477223751521" table:style-name="ce13">
            <text:p>23,136</text:p>
          </table:table-cell>
          <table:table-cell table:number-columns-repeated="16381" table:style-name="ce4"/>
        </table:table-row>
        <table:table-row table:style-name="ro10">
          <table:table-cell office:value-type="string" table:style-name="ce14">
            <text:p>Average for all severities</text:p>
          </table:table-cell>
          <table:table-cell office:value-type="float" office:value="50024.476359920503" table:style-name="ce13">
            <text:p>50,024</text:p>
          </table:table-cell>
          <table:table-cell office:value-type="float" office:value="71885.064704320059" table:style-name="ce13">
            <text:p>71,885</text:p>
          </table:table-cell>
          <table:table-cell table:number-columns-repeated="16381" table:style-name="ce4"/>
        </table:table-row>
        <table:table-row table:style-name="ro11">
          <table:table-cell office:value-type="string" table:style-name="ce9">
            <text:p>Damage only</text:p>
          </table:table-cell>
          <table:table-cell office:value-type="string" table:style-name="ce15">
            <text:p>-</text:p>
          </table:table-cell>
          <table:table-cell office:value-type="float" office:value="2027.1522647880126" table:style-name="ce15">
            <text:p>2,027</text:p>
          </table:table-cell>
          <table:table-cell table:number-columns-repeated="16381" table:style-name="ce4"/>
        </table:table-row>
        <table:table-row table:style-name="ro11">
          <table:table-cell table:number-columns-repeated="2" table:style-name="ce2"/>
          <table:table-cell table:style-name="ce17"/>
          <table:table-cell table:number-columns-repeated="16381" table:style-name="ce4"/>
        </table:table-row>
        <table:table-row table:style-name="ro5">
          <table:table-cell table:number-columns-repeated="16384"/>
        </table:table-row>
        <table:table-row table:style-name="ro5">
          <table:table-cell table:style-name="ce4"/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19">
            <text:p><text:a xlink:href="http://www.dft.gov.uk/webtag/index.php">For further information on Transport Analysis Guidance - WebTAG, see:<text:s/><text:span text:style-name="T1">http://www.dft.gov.uk/webtag/index.php</text:span></text:a>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16">
            <text:p>Source: Transport Analysis Guidance - WebTAG, Department for Transport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16">
            <text:p>Last updated: 27 September 2012</text:p>
          </table:table-cell>
          <table:table-cell table:number-columns-repeated="16383" table:style-name="ce6"/>
        </table:table-row>
        <table:table-row table:style-name="ro5">
          <table:table-cell table:style-name="ce16"/>
          <table:table-cell table:number-columns-repeated="16383" table:style-name="ce6"/>
        </table:table-row>
        <table:table-row table:style-name="ro5">
          <table:table-cell office:value-type="string" table:style-name="ce19">
            <text:p>For more information on the accident and casualty analysis, see the chapter in the 2012 Annual Report:</text:p>
          </table:table-cell>
          <table:table-cell table:number-columns-repeated="4" table:style-name="ce6"/>
          <table:table-cell table:number-columns-repeated="16379" table:style-name="ce4"/>
        </table:table-row>
        <table:table-row table:style-name="ro5">
          <table:table-cell office:value-type="string" table:style-name="ce20">
            <text:p><text:a xlink:href="https://www.gov.uk/government/uploads/system/uploads/attachment_data/file/244913/rrcgb2012-02.pdf">https://www.gov.uk/government/uploads/system/uploads/attachment_data/file/244913/rrcgb2012-02.pdf</text:a></text:p>
          </table:table-cell>
          <table:table-cell table:number-columns-repeated="4" table:style-name="ce6"/>
          <table:table-cell table:number-columns-repeated="16379" table:style-name="ce4"/>
        </table:table-row>
        <table:table-row table:style-name="ro13">
          <table:table-cell table:style-name="ce28"/>
          <table:table-cell table:number-columns-repeated="16383" table:style-name="ce21"/>
        </table:table-row>
        <table:table-row table:style-name="ro13">
          <table:table-cell office:value-type="string" table:style-name="ce28">
            <text:p>The figures in this table are outside the scope of National Statistics</text:p>
          </table:table-cell>
          <table:table-cell table:number-columns-repeated="16383" table:style-name="ce21"/>
        </table:table-row>
        <table:table-row table:style-name="ro5">
          <table:table-cell table:number-columns-repeated="16384"/>
        </table:table-row>
        <table:table-row table:style-name="ro5">
          <table:table-cell table:style-name="ce6"/>
          <table:table-cell table:number-columns-repeated="12" table:style-name="ce19"/>
          <table:table-cell table:number-columns-repeated="16371" table:style-name="ce6"/>
        </table:table-row>
        <table:table-row table:style-name="ro14">
          <table:table-cell table:number-columns-repeated="16384" table:style-name="ce6"/>
        </table:table-row>
        <table:table-row table:number-rows-repeated="1048549" table:style-name="ro5">
          <table:table-cell table:number-columns-repeated="16384"/>
        </table:table-row>
        <table:named-expressions>
          <table:named-range table:name="Print_Area" table:cell-range-address="2011.$A$1:2011.$D$24" table:base-cell-address="2011.$A$1"/>
        </table:named-expressions>
      </table:table>
      <table:table table:name="2010" table:style-name="ta3">
        <table:table-column table:style-name="co1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16377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number-columns-repeated="4" table:style-name="ce3"/>
          <table:table-cell table:number-columns-repeated="16377" table:style-name="ce4"/>
        </table:table-row>
        <table:table-row table:style-name="ro5">
          <table:table-cell office:value-type="string" table:style-name="ce25">
            <text:p><text:a xlink:href="http://www.dft.gov.uk/webtag/documents/expert/unit3.4.1.php">http://www.dft.gov.uk/webtag/documents/expert/unit3.4.1.php</text:a></text:p>
          </table:table-cell>
          <table:table-cell table:number-columns-repeated="9" table:style-name="ce25"/>
          <table:table-cell table:number-columns-repeated="16374" table:style-name="ce26"/>
        </table:table-row>
        <table:table-row table:style-name="ro1">
          <table:table-cell office:value-type="string" table:style-name="ce7">
            <text:p>RAS60001</text:p>
          </table:table-cell>
          <table:table-cell table:number-columns-repeated="14" table:style-name="ce7"/>
          <table:table-cell table:number-columns-repeated="16369" table:style-name="ce21"/>
        </table:table-row>
        <table:table-row table:style-name="ro9">
          <table:table-cell office:value-type="string" table:style-name="ce7">
            <text:p>Average value of prevention per reported Casualty and per reported road accident:</text:p>
          </table:table-cell>
          <table:table-cell table:number-columns-repeated="14" table:style-name="ce7"/>
          <table:table-cell table:number-columns-repeated="16369" table:style-name="ce21"/>
        </table:table-row>
        <table:table-row table:style-name="ro1">
          <table:table-cell office:value-type="string" table:style-name="ce7">
            <text:p>GB 2010</text:p>
          </table:table-cell>
          <table:table-cell table:number-columns-repeated="14" table:style-name="ce8"/>
          <table:table-cell table:number-columns-repeated="16369" table:style-name="ce21"/>
        </table:table-row>
        <table:table-row table:style-name="ro1">
          <table:table-cell table:style-name="ce7"/>
          <table:table-cell table:number-columns-repeated="14" table:style-name="ce8"/>
          <table:table-cell table:number-columns-repeated="16369" table:style-name="ce21"/>
        </table:table-row>
        <table:table-row table:style-name="ro4">
          <table:table-cell table:number-columns-repeated="2" table:style-name="ce9"/>
          <table:table-cell office:value-type="string" table:style-name="ce27">
            <text:p>£ June 2010</text:p>
          </table:table-cell>
          <table:table-cell table:number-columns-repeated="16381" table:style-name="ce4"/>
        </table:table-row>
        <table:table-row table:style-name="ro4">
          <table:table-cell office:value-type="string" table:style-name="ce11">
            <text:p>Accident/casualty type</text:p>
          </table:table-cell>
          <table:table-cell office:value-type="string" table:style-name="ce12">
            <text:p>Cost per casualty</text:p>
          </table:table-cell>
          <table:table-cell office:value-type="string" table:style-name="ce12">
            <text:p>Cost per accident</text:p>
          </table:table-cell>
          <table:table-cell table:number-columns-repeated="16381" table:style-name="ce4"/>
        </table:table-row>
        <table:table-row table:style-name="ro9">
          <table:table-cell office:value-type="string" table:style-name="ce2">
            <text:p>Fatal</text:p>
          </table:table-cell>
          <table:table-cell office:value-type="float" office:value="1632892.4475372131" table:style-name="ce17">
            <text:p>1,632,892</text:p>
          </table:table-cell>
          <table:table-cell office:value-type="float" office:value="1838057.0703667994" table:style-name="ce17">
            <text:p>1,838,057</text:p>
          </table:table-cell>
          <table:table-cell table:number-columns-repeated="16381" table:style-name="ce4"/>
        </table:table-row>
        <table:table-row table:style-name="ro9">
          <table:table-cell office:value-type="string" table:style-name="ce2">
            <text:p>Serious</text:p>
          </table:table-cell>
          <table:table-cell office:value-type="float" office:value="183491.38460378192" table:style-name="ce17">
            <text:p>183,491</text:p>
          </table:table-cell>
          <table:table-cell office:value-type="float" office:value="210902.48170557909" table:style-name="ce17">
            <text:p>210,902</text:p>
          </table:table-cell>
          <table:table-cell table:number-columns-repeated="16381" table:style-name="ce4"/>
        </table:table-row>
        <table:table-row table:style-name="ro9">
          <table:table-cell office:value-type="string" table:style-name="ce2">
            <text:p>Slight</text:p>
          </table:table-cell>
          <table:table-cell office:value-type="float" office:value="14145.328063892564" table:style-name="ce17">
            <text:p>14,145</text:p>
          </table:table-cell>
          <table:table-cell office:value-type="float" office:value="22448.460398842421" table:style-name="ce17">
            <text:p>22,448</text:p>
          </table:table-cell>
          <table:table-cell table:number-columns-repeated="16381" table:style-name="ce4"/>
        </table:table-row>
        <table:table-row table:style-name="ro10">
          <table:table-cell office:value-type="string" table:style-name="ce14">
            <text:p>Average for all severities</text:p>
          </table:table-cell>
          <table:table-cell office:value-type="float" office:value="46889.777146651737" table:style-name="ce17">
            <text:p>46,890</text:p>
          </table:table-cell>
          <table:table-cell office:value-type="float" office:value="67747.582883618612" table:style-name="ce17">
            <text:p>67,748</text:p>
          </table:table-cell>
          <table:table-cell table:number-columns-repeated="16381" table:style-name="ce4"/>
        </table:table-row>
        <table:table-row table:style-name="ro11">
          <table:table-cell office:value-type="string" table:style-name="ce9">
            <text:p>Damage only</text:p>
          </table:table-cell>
          <table:table-cell office:value-type="string" table:style-name="ce27">
            <text:p>-</text:p>
          </table:table-cell>
          <table:table-cell office:value-type="float" office:value="1967.2030727118417" table:style-name="ce29">
            <text:p>1,967</text:p>
          </table:table-cell>
          <table:table-cell table:number-columns-repeated="16381" table:style-name="ce4"/>
        </table:table-row>
        <table:table-row table:style-name="ro11">
          <table:table-cell table:number-columns-repeated="2" table:style-name="ce2"/>
          <table:table-cell table:style-name="ce17"/>
          <table:table-cell table:number-columns-repeated="16381" table:style-name="ce4"/>
        </table:table-row>
        <table:table-row table:style-name="ro5">
          <table:table-cell table:number-columns-repeated="16384"/>
        </table:table-row>
        <table:table-row table:style-name="ro5">
          <table:table-cell table:style-name="ce4"/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19">
            <text:p><text:a xlink:href="http://www.dft.gov.uk/webtag/index.php">For further information on Transport Analysis Guidance - WebTAG, see:<text:s/><text:span text:style-name="T1">http://www.dft.gov.uk/webtag/index.php</text:span></text:a>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16">
            <text:p>Source: Transport Analysis Guidance - WebTAG, Department for Transport</text:p>
          </table:table-cell>
          <table:table-cell table:number-columns-repeated="3" table:style-name="ce18"/>
          <table:table-cell table:number-columns-repeated="16380" table:style-name="ce4"/>
        </table:table-row>
        <table:table-row table:style-name="ro5">
          <table:table-cell office:value-type="string" table:style-name="ce16">
            <text:p>Last updated: 29 September 2011</text:p>
          </table:table-cell>
          <table:table-cell table:number-columns-repeated="16383" table:style-name="ce6"/>
        </table:table-row>
        <table:table-row table:style-name="ro5">
          <table:table-cell office:value-type="string" table:style-name="ce16">
            <text:p>Revised: 20 October 2014 to make consistent with methodology used for other years</text:p>
          </table:table-cell>
          <table:table-cell table:number-columns-repeated="16383" table:style-name="ce6"/>
        </table:table-row>
        <table:table-row table:style-name="ro5">
          <table:table-cell office:value-type="string" table:style-name="ce19">
            <text:p>For more information on the accident and casualty analysis, see the chapter in the 2012 Annual Report:</text:p>
          </table:table-cell>
          <table:table-cell table:number-columns-repeated="4" table:style-name="ce6"/>
          <table:table-cell table:number-columns-repeated="16379" table:style-name="ce4"/>
        </table:table-row>
        <table:table-row table:style-name="ro5">
          <table:table-cell office:value-type="string" table:style-name="ce20">
            <text:p><text:a xlink:href="https://www.gov.uk/government/uploads/system/uploads/attachment_data/file/244913/rrcgb2012-02.pdf">https://www.gov.uk/government/uploads/system/uploads/attachment_data/file/244913/rrcgb2012-02.pdf</text:a></text:p>
          </table:table-cell>
          <table:table-cell table:number-columns-repeated="4" table:style-name="ce6"/>
          <table:table-cell table:number-columns-repeated="16379" table:style-name="ce4"/>
        </table:table-row>
        <table:table-row table:style-name="ro13">
          <table:table-cell table:style-name="ce28"/>
          <table:table-cell table:number-columns-repeated="16383" table:style-name="ce21"/>
        </table:table-row>
        <table:table-row table:style-name="ro13">
          <table:table-cell office:value-type="string" table:style-name="ce28">
            <text:p>The figures in this table are outside the scope of National Statistics</text:p>
          </table:table-cell>
          <table:table-cell table:number-columns-repeated="16383" table:style-name="ce21"/>
        </table:table-row>
        <table:table-row table:style-name="ro5">
          <table:table-cell table:number-columns-repeated="16384"/>
        </table:table-row>
        <table:table-row table:style-name="ro5">
          <table:table-cell table:style-name="ce6"/>
          <table:table-cell table:number-columns-repeated="12" table:style-name="ce19"/>
          <table:table-cell table:number-columns-repeated="16371" table:style-name="ce6"/>
        </table:table-row>
        <table:table-row table:style-name="ro14">
          <table:table-cell table:number-columns-repeated="16384" table:style-name="ce6"/>
        </table:table-row>
        <table:table-row table:number-rows-repeated="1048549" table:style-name="ro5">
          <table:table-cell table:number-columns-repeated="16384"/>
        </table:table-row>
        <table:named-expressions>
          <table:named-range table:name="Print_Area" table:cell-range-address="2010.$A$1:2010.$D$24" table:base-cell-address="2010.$A$1"/>
        </table:named-expressions>
      </table:table>
      <table:table table:name="'file://virago.internal.dtlr.gov.uk/u/AFP/RLTDAll/STS/007%20ROAD%20SAFETY%20STATISTICS/002%20PUBLICATION/0003%20Reported%20Road%20Casualties%20Great%20Britain/RRCGB14/Articles/Cost%20Article/150924%20RRCGB%202014%20costs.xlsx'#Uprating_series" table:style-name="ta4">
        <table:table-source xlink:href="file://virago.internal.dtlr.gov.uk/u/AFP/RLTDAll/STS/007%20ROAD%20SAFETY%20STATISTICS/002%20PUBLICATION/0003%20Reported%20Road%20Casualties%20Great%20Britain/RRCGB14/Articles/Cost%20Article/150924%20RRCGB%202014%20costs.xlsx" table:table-name="Uprating_series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Value_Year" table:cell-range-address="'file://virago.internal.dtlr.gov.uk/u/AFP/RLTDAll/STS/007%20ROAD%20SAFETY%20STATISTICS/002%20PUBLICATION/0003%20Reported%20Road%20Casualties%20Great%20Britain/RRCGB14/Articles/Cost%20Article/150924%20RRCGB%202014%20costs.xlsx'#Uprating_series.$B$4" table:base-cell-address="2020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">
      <number:text>-,</number:text>
      <number:number number:decimal-places="0" number:min-integer-digits="1"/>
      <style:map style:condition="value()&gt;=0" style:apply-style-name="N36P0"/>
    </number:number-style>
    <number:currency-style style:name="N37P0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37P0"/>
    </number:currency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/>
    </number:number-style>
    <number:number-style style:name="N39">
      <number:text>-,</number:text>
      <number:number number:decimal-places="0" number:min-integer-digits="1"/>
      <style:map style:condition="value()&gt;=0" style:apply-style-name="N39P0"/>
    </number:number-style>
    <style:style style:name="Comma" style:family="table-cell" style:data-style-name="N38"/>
    <style:style style:name="Hyperlink" style:family="table-cell" style:data-style-name="N0">
      <style:text-properties fo:color="#0066CC" style:text-underline-style="solid" style:text-underline-type="single"/>
    </style:style>
    <style:style style:name="Hyperlink_WebTable_32_Template" style:display-name="Hyperlink_WebTable Templa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20%" style:table-centering="horizontal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236220472440945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236220472440945in" fo:margin-left="0.708661417322835in" fo:margin-right="0.708661417322835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9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obeg</meta:initial-creator>
    <dc:creator>Assia Djouadi</dc:creator>
    <meta:creation-date>2012-09-11T11:13:18Z</meta:creation-date>
    <dc:date>2021-09-28T08:57:45Z</dc:date>
    <meta:print-date>2019-09-23T11:11:41Z</meta:print-date>
  </office:meta>
</office:document-meta>
</file>